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eeeeee" fo:font-weight="bold" style:font-weight-asian="bold" style:font-weight-complex="bold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 style:data-style-name="N121">
      <style:table-cell-properties fo:background-color="#158466"/>
      <style:text-properties fo:color="#eeeeee"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etrics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9" table:default-cell-style-name="ce5"/>
        <table:table-column table:style-name="co10" table:number-columns-repeated="4" table:default-cell-style-name="ce5"/>
        <table:table-column table:style-name="co11" table:number-columns-repeated="997" table:default-cell-style-name="Default"/>
        <table:table-row table:style-name="ro1">
          <table:table-cell table:style-name="ce1" office:value-type="string" calcext:value-type="string">
            <text:p>run_name</text:p>
          </table:table-cell>
          <table:table-cell table:style-name="ce1" office:value-type="string" calcext:value-type="string">
            <text:p>run_group</text:p>
          </table:table-cell>
          <table:table-cell table:style-name="ce3" office:value-type="string" calcext:value-type="string">
            <text:p>mAP50_mean</text:p>
          </table:table-cell>
          <table:table-cell table:style-name="ce3" office:value-type="string" calcext:value-type="string">
            <text:p>mAP50_D00</text:p>
          </table:table-cell>
          <table:table-cell table:style-name="ce3" office:value-type="string" calcext:value-type="string">
            <text:p>mAP50_D10</text:p>
          </table:table-cell>
          <table:table-cell table:style-name="ce3" office:value-type="string" calcext:value-type="string">
            <text:p>mAP50_D20</text:p>
          </table:table-cell>
          <table:table-cell table:style-name="ce3" office:value-type="string" calcext:value-type="string">
            <text:p>mAP50_D40</text:p>
          </table:table-cell>
          <table:table-cell table:style-name="ce3" office:value-type="string" calcext:value-type="string">
            <text:p>mAP50-95_mean</text:p>
          </table:table-cell>
          <table:table-cell table:style-name="ce3" office:value-type="string" calcext:value-type="string">
            <text:p>mAP50-95_D00</text:p>
          </table:table-cell>
          <table:table-cell table:style-name="ce3" office:value-type="string" calcext:value-type="string">
            <text:p>mAP50-95_D10</text:p>
          </table:table-cell>
          <table:table-cell table:style-name="ce3" office:value-type="string" calcext:value-type="string">
            <text:p>mAP50-95_D20</text:p>
          </table:table-cell>
          <table:table-cell table:style-name="ce3" office:value-type="string" calcext:value-type="string">
            <text:p>mAP50-95_D40</text:p>
          </table:table-cell>
          <table:table-cell table:style-name="ce3" office:value-type="string" calcext:value-type="string">
            <text:p>Box-P_mean</text:p>
          </table:table-cell>
          <table:table-cell table:style-name="ce3" office:value-type="string" calcext:value-type="string">
            <text:p>Box-P_D00</text:p>
          </table:table-cell>
          <table:table-cell table:style-name="ce3" office:value-type="string" calcext:value-type="string">
            <text:p>Box-P_D10</text:p>
          </table:table-cell>
          <table:table-cell table:style-name="ce3" office:value-type="string" calcext:value-type="string">
            <text:p>Box-P_D20</text:p>
          </table:table-cell>
          <table:table-cell table:style-name="ce3" office:value-type="string" calcext:value-type="string">
            <text:p>Box-P_D40</text:p>
          </table:table-cell>
          <table:table-cell table:style-name="ce3" office:value-type="string" calcext:value-type="string">
            <text:p>Box-R_mean</text:p>
          </table:table-cell>
          <table:table-cell table:style-name="ce3" office:value-type="string" calcext:value-type="string">
            <text:p>Box-R_D00</text:p>
          </table:table-cell>
          <table:table-cell table:style-name="ce3" office:value-type="string" calcext:value-type="string">
            <text:p>Box-R_D10</text:p>
          </table:table-cell>
          <table:table-cell table:style-name="ce3" office:value-type="string" calcext:value-type="string">
            <text:p>Box-R_D20</text:p>
          </table:table-cell>
          <table:table-cell table:style-name="ce3" office:value-type="string" calcext:value-type="string">
            <text:p>Box-R_D40</text:p>
          </table:table-cell>
          <table:table-cell table:style-name="ce3" office:value-type="string" calcext:value-type="string">
            <text:p>Box-F1_mean</text:p>
          </table:table-cell>
          <table:table-cell table:style-name="ce3" office:value-type="string" calcext:value-type="string">
            <text:p>Box-F1_D00</text:p>
          </table:table-cell>
          <table:table-cell table:style-name="ce3" office:value-type="string" calcext:value-type="string">
            <text:p>Box-F1_D10</text:p>
          </table:table-cell>
          <table:table-cell table:style-name="ce3" office:value-type="string" calcext:value-type="string">
            <text:p>Box-F1_D20</text:p>
          </table:table-cell>
          <table:table-cell table:style-name="ce3" office:value-type="string" calcext:value-type="string">
            <text:p>Box-F1_D40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150ep_scale_trans_off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705205" calcext:value-type="float">
            <text:p>0.70521 </text:p>
          </table:table-cell>
          <table:table-cell table:style-name="ce4" office:value-type="float" office:value="0.69483" calcext:value-type="float">
            <text:p>0.69483 </text:p>
          </table:table-cell>
          <table:table-cell table:style-name="ce4" office:value-type="float" office:value="0.67754" calcext:value-type="float">
            <text:p>0.67754 </text:p>
          </table:table-cell>
          <table:table-cell table:style-name="ce4" office:value-type="float" office:value="0.81947" calcext:value-type="float">
            <text:p>0.81947 </text:p>
          </table:table-cell>
          <table:table-cell table:style-name="ce4" office:value-type="float" office:value="0.62898" calcext:value-type="float">
            <text:p>0.62898 </text:p>
          </table:table-cell>
          <table:table-cell table:style-name="ce4" office:value-type="float" office:value="0.4234775" calcext:value-type="float">
            <text:p>0.42348 </text:p>
          </table:table-cell>
          <table:table-cell table:style-name="ce4" office:value-type="float" office:value="0.44387" calcext:value-type="float">
            <text:p>0.44387 </text:p>
          </table:table-cell>
          <table:table-cell table:style-name="ce4" office:value-type="float" office:value="0.3898" calcext:value-type="float">
            <text:p>0.38980 </text:p>
          </table:table-cell>
          <table:table-cell table:style-name="ce4" office:value-type="float" office:value="0.53231" calcext:value-type="float">
            <text:p>0.53231 </text:p>
          </table:table-cell>
          <table:table-cell table:style-name="ce4" office:value-type="float" office:value="0.32793" calcext:value-type="float">
            <text:p>0.32793 </text:p>
          </table:table-cell>
          <table:table-cell table:style-name="ce4" office:value-type="float" office:value="0.7350525" calcext:value-type="float">
            <text:p>0.73505 </text:p>
          </table:table-cell>
          <table:table-cell table:style-name="ce4" office:value-type="float" office:value="0.73538" calcext:value-type="float">
            <text:p>0.73538 </text:p>
          </table:table-cell>
          <table:table-cell table:style-name="ce4" office:value-type="float" office:value="0.6937" calcext:value-type="float">
            <text:p>0.69370 </text:p>
          </table:table-cell>
          <table:table-cell table:style-name="ce4" office:value-type="float" office:value="0.79271" calcext:value-type="float">
            <text:p>0.79271 </text:p>
          </table:table-cell>
          <table:table-cell table:style-name="ce4" office:value-type="float" office:value="0.71842" calcext:value-type="float">
            <text:p>0.71842 </text:p>
          </table:table-cell>
          <table:table-cell table:style-name="ce4" office:value-type="float" office:value="0.6325275" calcext:value-type="float">
            <text:p>0.63253 </text:p>
          </table:table-cell>
          <table:table-cell table:style-name="ce4" office:value-type="float" office:value="0.62217" calcext:value-type="float">
            <text:p>0.62217 </text:p>
          </table:table-cell>
          <table:table-cell table:style-name="ce4" office:value-type="float" office:value="0.61615" calcext:value-type="float">
            <text:p>0.61615 </text:p>
          </table:table-cell>
          <table:table-cell table:style-name="ce4" office:value-type="float" office:value="0.74642" calcext:value-type="float">
            <text:p>0.74642 </text:p>
          </table:table-cell>
          <table:table-cell table:style-name="ce4" office:value-type="float" office:value="0.54537" calcext:value-type="float">
            <text:p>0.54537 </text:p>
          </table:table-cell>
          <table:table-cell table:style-name="ce4" office:value-type="float" office:value="0.6789025" calcext:value-type="float">
            <text:p>0.67890 </text:p>
          </table:table-cell>
          <table:table-cell table:style-name="ce4" office:value-type="float" office:value="0.67406" calcext:value-type="float">
            <text:p>0.67406 </text:p>
          </table:table-cell>
          <table:table-cell table:style-name="ce4" office:value-type="float" office:value="0.65263" calcext:value-type="float">
            <text:p>0.65263 </text:p>
          </table:table-cell>
          <table:table-cell table:style-name="ce4" office:value-type="float" office:value="0.76887" calcext:value-type="float">
            <text:p>0.76887 </text:p>
          </table:table-cell>
          <table:table-cell table:style-name="ce4" office:value-type="float" office:value="0.62005" calcext:value-type="float">
            <text:p>0.62005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SGD_mom_lower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9553" calcext:value-type="float">
            <text:p>0.69553 </text:p>
          </table:table-cell>
          <table:table-cell table:style-name="ce4" office:value-type="float" office:value="0.68252" calcext:value-type="float">
            <text:p>0.68252 </text:p>
          </table:table-cell>
          <table:table-cell table:style-name="ce4" office:value-type="float" office:value="0.65965" calcext:value-type="float">
            <text:p>0.65965 </text:p>
          </table:table-cell>
          <table:table-cell table:style-name="ce4" office:value-type="float" office:value="0.80893" calcext:value-type="float">
            <text:p>0.80893 </text:p>
          </table:table-cell>
          <table:table-cell table:style-name="ce4" office:value-type="float" office:value="0.63102" calcext:value-type="float">
            <text:p>0.63102 </text:p>
          </table:table-cell>
          <table:table-cell table:style-name="ce4" office:value-type="float" office:value="0.4043825" calcext:value-type="float">
            <text:p>0.40438 </text:p>
          </table:table-cell>
          <table:table-cell table:style-name="ce4" office:value-type="float" office:value="0.41854" calcext:value-type="float">
            <text:p>0.41854 </text:p>
          </table:table-cell>
          <table:table-cell table:style-name="ce4" office:value-type="float" office:value="0.36898" calcext:value-type="float">
            <text:p>0.36898 </text:p>
          </table:table-cell>
          <table:table-cell table:style-name="ce4" office:value-type="float" office:value="0.51618" calcext:value-type="float">
            <text:p>0.51618 </text:p>
          </table:table-cell>
          <table:table-cell table:style-name="ce4" office:value-type="float" office:value="0.31383" calcext:value-type="float">
            <text:p>0.31383 </text:p>
          </table:table-cell>
          <table:table-cell table:style-name="ce4" office:value-type="float" office:value="0.73027" calcext:value-type="float">
            <text:p>0.73027 </text:p>
          </table:table-cell>
          <table:table-cell table:style-name="ce4" office:value-type="float" office:value="0.72202" calcext:value-type="float">
            <text:p>0.72202 </text:p>
          </table:table-cell>
          <table:table-cell table:style-name="ce4" office:value-type="float" office:value="0.68585" calcext:value-type="float">
            <text:p>0.68585 </text:p>
          </table:table-cell>
          <table:table-cell table:style-name="ce4" office:value-type="float" office:value="0.78883" calcext:value-type="float">
            <text:p>0.78883 </text:p>
          </table:table-cell>
          <table:table-cell table:style-name="ce4" office:value-type="float" office:value="0.72438" calcext:value-type="float">
            <text:p>0.72438 </text:p>
          </table:table-cell>
          <table:table-cell table:style-name="ce4" office:value-type="float" office:value="0.625025" calcext:value-type="float">
            <text:p>0.62503 </text:p>
          </table:table-cell>
          <table:table-cell table:style-name="ce4" office:value-type="float" office:value="0.61716" calcext:value-type="float">
            <text:p>0.61716 </text:p>
          </table:table-cell>
          <table:table-cell table:style-name="ce4" office:value-type="float" office:value="0.59217" calcext:value-type="float">
            <text:p>0.59217 </text:p>
          </table:table-cell>
          <table:table-cell table:style-name="ce4" office:value-type="float" office:value="0.75116" calcext:value-type="float">
            <text:p>0.75116 </text:p>
          </table:table-cell>
          <table:table-cell table:style-name="ce4" office:value-type="float" office:value="0.53961" calcext:value-type="float">
            <text:p>0.53961 </text:p>
          </table:table-cell>
          <table:table-cell table:style-name="ce4" office:value-type="float" office:value="0.67227" calcext:value-type="float">
            <text:p>0.67227 </text:p>
          </table:table-cell>
          <table:table-cell table:style-name="ce4" office:value-type="float" office:value="0.66549" calcext:value-type="float">
            <text:p>0.66549 </text:p>
          </table:table-cell>
          <table:table-cell table:style-name="ce4" office:value-type="float" office:value="0.63557" calcext:value-type="float">
            <text:p>0.63557 </text:p>
          </table:table-cell>
          <table:table-cell table:style-name="ce4" office:value-type="float" office:value="0.76953" calcext:value-type="float">
            <text:p>0.76953 </text:p>
          </table:table-cell>
          <table:table-cell table:style-name="ce4" office:value-type="float" office:value="0.61849" calcext:value-type="float">
            <text:p>0.61849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bch_32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9032" calcext:value-type="float">
            <text:p>0.69032 </text:p>
          </table:table-cell>
          <table:table-cell table:style-name="ce4" office:value-type="float" office:value="0.68273" calcext:value-type="float">
            <text:p>0.68273 </text:p>
          </table:table-cell>
          <table:table-cell table:style-name="ce4" office:value-type="float" office:value="0.66134" calcext:value-type="float">
            <text:p>0.66134 </text:p>
          </table:table-cell>
          <table:table-cell table:style-name="ce4" office:value-type="float" office:value="0.80065" calcext:value-type="float">
            <text:p>0.80065 </text:p>
          </table:table-cell>
          <table:table-cell table:style-name="ce4" office:value-type="float" office:value="0.61656" calcext:value-type="float">
            <text:p>0.61656 </text:p>
          </table:table-cell>
          <table:table-cell table:style-name="ce4" office:value-type="float" office:value="0.3986275" calcext:value-type="float">
            <text:p>0.39863 </text:p>
          </table:table-cell>
          <table:table-cell table:style-name="ce4" office:value-type="float" office:value="0.4186" calcext:value-type="float">
            <text:p>0.41860 </text:p>
          </table:table-cell>
          <table:table-cell table:style-name="ce4" office:value-type="float" office:value="0.36681" calcext:value-type="float">
            <text:p>0.36681 </text:p>
          </table:table-cell>
          <table:table-cell table:style-name="ce4" office:value-type="float" office:value="0.50268" calcext:value-type="float">
            <text:p>0.50268 </text:p>
          </table:table-cell>
          <table:table-cell table:style-name="ce4" office:value-type="float" office:value="0.30642" calcext:value-type="float">
            <text:p>0.30642 </text:p>
          </table:table-cell>
          <table:table-cell table:style-name="ce4" office:value-type="float" office:value="0.7095925" calcext:value-type="float">
            <text:p>0.70959 </text:p>
          </table:table-cell>
          <table:table-cell table:style-name="ce4" office:value-type="float" office:value="0.70866" calcext:value-type="float">
            <text:p>0.70866 </text:p>
          </table:table-cell>
          <table:table-cell table:style-name="ce4" office:value-type="float" office:value="0.6802" calcext:value-type="float">
            <text:p>0.68020 </text:p>
          </table:table-cell>
          <table:table-cell table:style-name="ce4" office:value-type="float" office:value="0.75052" calcext:value-type="float">
            <text:p>0.75052 </text:p>
          </table:table-cell>
          <table:table-cell table:style-name="ce4" office:value-type="float" office:value="0.69899" calcext:value-type="float">
            <text:p>0.69899 </text:p>
          </table:table-cell>
          <table:table-cell table:style-name="ce4" office:value-type="float" office:value="0.6237325" calcext:value-type="float">
            <text:p>0.62373 </text:p>
          </table:table-cell>
          <table:table-cell table:style-name="ce4" office:value-type="float" office:value="0.61604" calcext:value-type="float">
            <text:p>0.61604 </text:p>
          </table:table-cell>
          <table:table-cell table:style-name="ce4" office:value-type="float" office:value="0.61687" calcext:value-type="float">
            <text:p>0.61687 </text:p>
          </table:table-cell>
          <table:table-cell table:style-name="ce4" office:value-type="float" office:value="0.72988" calcext:value-type="float">
            <text:p>0.72988 </text:p>
          </table:table-cell>
          <table:table-cell table:style-name="ce4" office:value-type="float" office:value="0.53214" calcext:value-type="float">
            <text:p>0.53214 </text:p>
          </table:table-cell>
          <table:table-cell table:style-name="ce4" office:value-type="float" office:value="0.662605" calcext:value-type="float">
            <text:p>0.66261 </text:p>
          </table:table-cell>
          <table:table-cell table:style-name="ce4" office:value-type="float" office:value="0.65911" calcext:value-type="float">
            <text:p>0.65911 </text:p>
          </table:table-cell>
          <table:table-cell table:style-name="ce4" office:value-type="float" office:value="0.64699" calcext:value-type="float">
            <text:p>0.64699 </text:p>
          </table:table-cell>
          <table:table-cell table:style-name="ce4" office:value-type="float" office:value="0.74006" calcext:value-type="float">
            <text:p>0.74006 </text:p>
          </table:table-cell>
          <table:table-cell table:style-name="ce4" office:value-type="float" office:value="0.60426" calcext:value-type="float">
            <text:p>0.60426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50ep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73255" calcext:value-type="float">
            <text:p>0.67326 </text:p>
          </table:table-cell>
          <table:table-cell table:style-name="ce4" office:value-type="float" office:value="0.6694" calcext:value-type="float">
            <text:p>0.66940 </text:p>
          </table:table-cell>
          <table:table-cell table:style-name="ce4" office:value-type="float" office:value="0.65139" calcext:value-type="float">
            <text:p>0.65139 </text:p>
          </table:table-cell>
          <table:table-cell table:style-name="ce4" office:value-type="float" office:value="0.79608" calcext:value-type="float">
            <text:p>0.79608 </text:p>
          </table:table-cell>
          <table:table-cell table:style-name="ce4" office:value-type="float" office:value="0.57615" calcext:value-type="float">
            <text:p>0.57615 </text:p>
          </table:table-cell>
          <table:table-cell table:style-name="ce4" office:value-type="float" office:value="0.3869025" calcext:value-type="float">
            <text:p>0.38690 </text:p>
          </table:table-cell>
          <table:table-cell table:style-name="ce4" office:value-type="float" office:value="0.40754" calcext:value-type="float">
            <text:p>0.40754 </text:p>
          </table:table-cell>
          <table:table-cell table:style-name="ce4" office:value-type="float" office:value="0.35614" calcext:value-type="float">
            <text:p>0.35614 </text:p>
          </table:table-cell>
          <table:table-cell table:style-name="ce4" office:value-type="float" office:value="0.49848" calcext:value-type="float">
            <text:p>0.49848 </text:p>
          </table:table-cell>
          <table:table-cell table:style-name="ce4" office:value-type="float" office:value="0.28545" calcext:value-type="float">
            <text:p>0.28545 </text:p>
          </table:table-cell>
          <table:table-cell table:style-name="ce4" office:value-type="float" office:value="0.69468" calcext:value-type="float">
            <text:p>0.69468 </text:p>
          </table:table-cell>
          <table:table-cell table:style-name="ce4" office:value-type="float" office:value="0.69522" calcext:value-type="float">
            <text:p>0.69522 </text:p>
          </table:table-cell>
          <table:table-cell table:style-name="ce4" office:value-type="float" office:value="0.67006" calcext:value-type="float">
            <text:p>0.67006 </text:p>
          </table:table-cell>
          <table:table-cell table:style-name="ce4" office:value-type="float" office:value="0.74076" calcext:value-type="float">
            <text:p>0.74076 </text:p>
          </table:table-cell>
          <table:table-cell table:style-name="ce4" office:value-type="float" office:value="0.67268" calcext:value-type="float">
            <text:p>0.67268 </text:p>
          </table:table-cell>
          <table:table-cell table:style-name="ce4" office:value-type="float" office:value="0.61799" calcext:value-type="float">
            <text:p>0.61799 </text:p>
          </table:table-cell>
          <table:table-cell table:style-name="ce4" office:value-type="float" office:value="0.61454" calcext:value-type="float">
            <text:p>0.61454 </text:p>
          </table:table-cell>
          <table:table-cell table:style-name="ce4" office:value-type="float" office:value="0.61555" calcext:value-type="float">
            <text:p>0.61555 </text:p>
          </table:table-cell>
          <table:table-cell table:style-name="ce4" office:value-type="float" office:value="0.74561" calcext:value-type="float">
            <text:p>0.74561 </text:p>
          </table:table-cell>
          <table:table-cell table:style-name="ce4" office:value-type="float" office:value="0.49626" calcext:value-type="float">
            <text:p>0.49626 </text:p>
          </table:table-cell>
          <table:table-cell table:style-name="ce4" office:value-type="float" office:value="0.6520925" calcext:value-type="float">
            <text:p>0.65209 </text:p>
          </table:table-cell>
          <table:table-cell table:style-name="ce4" office:value-type="float" office:value="0.65239" calcext:value-type="float">
            <text:p>0.65239 </text:p>
          </table:table-cell>
          <table:table-cell table:style-name="ce4" office:value-type="float" office:value="0.64165" calcext:value-type="float">
            <text:p>0.64165 </text:p>
          </table:table-cell>
          <table:table-cell table:style-name="ce4" office:value-type="float" office:value="0.74317" calcext:value-type="float">
            <text:p>0.74317 </text:p>
          </table:table-cell>
          <table:table-cell table:style-name="ce4" office:value-type="float" office:value="0.57116" calcext:value-type="float">
            <text:p>0.57116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SGD_lr0_lower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73225" calcext:value-type="float">
            <text:p>0.67323 </text:p>
          </table:table-cell>
          <table:table-cell table:style-name="ce4" office:value-type="float" office:value="0.65798" calcext:value-type="float">
            <text:p>0.65798 </text:p>
          </table:table-cell>
          <table:table-cell table:style-name="ce4" office:value-type="float" office:value="0.63504" calcext:value-type="float">
            <text:p>0.63504 </text:p>
          </table:table-cell>
          <table:table-cell table:style-name="ce4" office:value-type="float" office:value="0.79564" calcext:value-type="float">
            <text:p>0.79564 </text:p>
          </table:table-cell>
          <table:table-cell table:style-name="ce4" office:value-type="float" office:value="0.60424" calcext:value-type="float">
            <text:p>0.60424 </text:p>
          </table:table-cell>
          <table:table-cell table:style-name="ce4" office:value-type="float" office:value="0.3810025" calcext:value-type="float">
            <text:p>0.38100 </text:p>
          </table:table-cell>
          <table:table-cell table:style-name="ce4" office:value-type="float" office:value="0.39629" calcext:value-type="float">
            <text:p>0.39629 </text:p>
          </table:table-cell>
          <table:table-cell table:style-name="ce4" office:value-type="float" office:value="0.34504" calcext:value-type="float">
            <text:p>0.34504 </text:p>
          </table:table-cell>
          <table:table-cell table:style-name="ce4" office:value-type="float" office:value="0.48929" calcext:value-type="float">
            <text:p>0.48929 </text:p>
          </table:table-cell>
          <table:table-cell table:style-name="ce4" office:value-type="float" office:value="0.29339" calcext:value-type="float">
            <text:p>0.29339 </text:p>
          </table:table-cell>
          <table:table-cell table:style-name="ce4" office:value-type="float" office:value="0.69358" calcext:value-type="float">
            <text:p>0.69358 </text:p>
          </table:table-cell>
          <table:table-cell table:style-name="ce4" office:value-type="float" office:value="0.69857" calcext:value-type="float">
            <text:p>0.69857 </text:p>
          </table:table-cell>
          <table:table-cell table:style-name="ce4" office:value-type="float" office:value="0.65203" calcext:value-type="float">
            <text:p>0.65203 </text:p>
          </table:table-cell>
          <table:table-cell table:style-name="ce4" office:value-type="float" office:value="0.74379" calcext:value-type="float">
            <text:p>0.74379 </text:p>
          </table:table-cell>
          <table:table-cell table:style-name="ce4" office:value-type="float" office:value="0.67993" calcext:value-type="float">
            <text:p>0.67993 </text:p>
          </table:table-cell>
          <table:table-cell table:style-name="ce4" office:value-type="float" office:value="0.61376" calcext:value-type="float">
            <text:p>0.61376 </text:p>
          </table:table-cell>
          <table:table-cell table:style-name="ce4" office:value-type="float" office:value="0.59776" calcext:value-type="float">
            <text:p>0.59776 </text:p>
          </table:table-cell>
          <table:table-cell table:style-name="ce4" office:value-type="float" office:value="0.60294" calcext:value-type="float">
            <text:p>0.60294 </text:p>
          </table:table-cell>
          <table:table-cell table:style-name="ce4" office:value-type="float" office:value="0.73358" calcext:value-type="float">
            <text:p>0.73358 </text:p>
          </table:table-cell>
          <table:table-cell table:style-name="ce4" office:value-type="float" office:value="0.52076" calcext:value-type="float">
            <text:p>0.52076 </text:p>
          </table:table-cell>
          <table:table-cell table:style-name="ce4" office:value-type="float" office:value="0.649805" calcext:value-type="float">
            <text:p>0.64981 </text:p>
          </table:table-cell>
          <table:table-cell table:style-name="ce4" office:value-type="float" office:value="0.64425" calcext:value-type="float">
            <text:p>0.64425 </text:p>
          </table:table-cell>
          <table:table-cell table:style-name="ce4" office:value-type="float" office:value="0.62652" calcext:value-type="float">
            <text:p>0.62652 </text:p>
          </table:table-cell>
          <table:table-cell table:style-name="ce4" office:value-type="float" office:value="0.73865" calcext:value-type="float">
            <text:p>0.73865 </text:p>
          </table:table-cell>
          <table:table-cell table:style-name="ce4" office:value-type="float" office:value="0.5898" calcext:value-type="float">
            <text:p>0.58980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st_150ep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725825" calcext:value-type="float">
            <text:p>0.67258 </text:p>
          </table:table-cell>
          <table:table-cell table:style-name="ce4" office:value-type="float" office:value="0.66673" calcext:value-type="float">
            <text:p>0.66673 </text:p>
          </table:table-cell>
          <table:table-cell table:style-name="ce4" office:value-type="float" office:value="0.64704" calcext:value-type="float">
            <text:p>0.64704 </text:p>
          </table:table-cell>
          <table:table-cell table:style-name="ce4" office:value-type="float" office:value="0.79851" calcext:value-type="float">
            <text:p>0.79851 </text:p>
          </table:table-cell>
          <table:table-cell table:style-name="ce4" office:value-type="float" office:value="0.57805" calcext:value-type="float">
            <text:p>0.57805 </text:p>
          </table:table-cell>
          <table:table-cell table:style-name="ce4" office:value-type="float" office:value="0.3887425" calcext:value-type="float">
            <text:p>0.38874 </text:p>
          </table:table-cell>
          <table:table-cell table:style-name="ce4" office:value-type="float" office:value="0.41075" calcext:value-type="float">
            <text:p>0.41075 </text:p>
          </table:table-cell>
          <table:table-cell table:style-name="ce4" office:value-type="float" office:value="0.35618" calcext:value-type="float">
            <text:p>0.35618 </text:p>
          </table:table-cell>
          <table:table-cell table:style-name="ce4" office:value-type="float" office:value="0.50083" calcext:value-type="float">
            <text:p>0.50083 </text:p>
          </table:table-cell>
          <table:table-cell table:style-name="ce4" office:value-type="float" office:value="0.28721" calcext:value-type="float">
            <text:p>0.28721 </text:p>
          </table:table-cell>
          <table:table-cell table:style-name="ce4" office:value-type="float" office:value="0.7067575" calcext:value-type="float">
            <text:p>0.70676 </text:p>
          </table:table-cell>
          <table:table-cell table:style-name="ce4" office:value-type="float" office:value="0.69883" calcext:value-type="float">
            <text:p>0.69883 </text:p>
          </table:table-cell>
          <table:table-cell table:style-name="ce4" office:value-type="float" office:value="0.66823" calcext:value-type="float">
            <text:p>0.66823 </text:p>
          </table:table-cell>
          <table:table-cell table:style-name="ce4" office:value-type="float" office:value="0.73995" calcext:value-type="float">
            <text:p>0.73995 </text:p>
          </table:table-cell>
          <table:table-cell table:style-name="ce4" office:value-type="float" office:value="0.72002" calcext:value-type="float">
            <text:p>0.72002 </text:p>
          </table:table-cell>
          <table:table-cell table:style-name="ce4" office:value-type="float" office:value="0.6035825" calcext:value-type="float">
            <text:p>0.60358 </text:p>
          </table:table-cell>
          <table:table-cell table:style-name="ce4" office:value-type="float" office:value="0.59739" calcext:value-type="float">
            <text:p>0.59739 </text:p>
          </table:table-cell>
          <table:table-cell table:style-name="ce4" office:value-type="float" office:value="0.58745" calcext:value-type="float">
            <text:p>0.58745 </text:p>
          </table:table-cell>
          <table:table-cell table:style-name="ce4" office:value-type="float" office:value="0.75116" calcext:value-type="float">
            <text:p>0.75116 </text:p>
          </table:table-cell>
          <table:table-cell table:style-name="ce4" office:value-type="float" office:value="0.47833" calcext:value-type="float">
            <text:p>0.47833 </text:p>
          </table:table-cell>
          <table:table-cell table:style-name="ce4" office:value-type="float" office:value="0.6474225" calcext:value-type="float">
            <text:p>0.64742 </text:p>
          </table:table-cell>
          <table:table-cell table:style-name="ce4" office:value-type="float" office:value="0.64414" calcext:value-type="float">
            <text:p>0.64414 </text:p>
          </table:table-cell>
          <table:table-cell table:style-name="ce4" office:value-type="float" office:value="0.62524" calcext:value-type="float">
            <text:p>0.62524 </text:p>
          </table:table-cell>
          <table:table-cell table:style-name="ce4" office:value-type="float" office:value="0.74551" calcext:value-type="float">
            <text:p>0.74551 </text:p>
          </table:table-cell>
          <table:table-cell table:style-name="ce4" office:value-type="float" office:value="0.5748" calcext:value-type="float">
            <text:p>0.57480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crop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721175" calcext:value-type="float">
            <text:p>0.67212 </text:p>
          </table:table-cell>
          <table:table-cell table:style-name="ce4" office:value-type="float" office:value="0.66129" calcext:value-type="float">
            <text:p>0.66129 </text:p>
          </table:table-cell>
          <table:table-cell table:style-name="ce4" office:value-type="float" office:value="0.64049" calcext:value-type="float">
            <text:p>0.64049 </text:p>
          </table:table-cell>
          <table:table-cell table:style-name="ce4" office:value-type="float" office:value="0.79027" calcext:value-type="float">
            <text:p>0.79027 </text:p>
          </table:table-cell>
          <table:table-cell table:style-name="ce4" office:value-type="float" office:value="0.59642" calcext:value-type="float">
            <text:p>0.59642 </text:p>
          </table:table-cell>
          <table:table-cell table:style-name="ce4" office:value-type="float" office:value="0.38588" calcext:value-type="float">
            <text:p>0.38588 </text:p>
          </table:table-cell>
          <table:table-cell table:style-name="ce4" office:value-type="float" office:value="0.40323" calcext:value-type="float">
            <text:p>0.40323 </text:p>
          </table:table-cell>
          <table:table-cell table:style-name="ce4" office:value-type="float" office:value="0.35328" calcext:value-type="float">
            <text:p>0.35328 </text:p>
          </table:table-cell>
          <table:table-cell table:style-name="ce4" office:value-type="float" office:value="0.48681" calcext:value-type="float">
            <text:p>0.48681 </text:p>
          </table:table-cell>
          <table:table-cell table:style-name="ce4" office:value-type="float" office:value="0.3002" calcext:value-type="float">
            <text:p>0.30020 </text:p>
          </table:table-cell>
          <table:table-cell table:style-name="ce4" office:value-type="float" office:value="0.70014" calcext:value-type="float">
            <text:p>0.70014 </text:p>
          </table:table-cell>
          <table:table-cell table:style-name="ce4" office:value-type="float" office:value="0.69059" calcext:value-type="float">
            <text:p>0.69059 </text:p>
          </table:table-cell>
          <table:table-cell table:style-name="ce4" office:value-type="float" office:value="0.66892" calcext:value-type="float">
            <text:p>0.66892 </text:p>
          </table:table-cell>
          <table:table-cell table:style-name="ce4" office:value-type="float" office:value="0.7392" calcext:value-type="float">
            <text:p>0.73920 </text:p>
          </table:table-cell>
          <table:table-cell table:style-name="ce4" office:value-type="float" office:value="0.70185" calcext:value-type="float">
            <text:p>0.70185 </text:p>
          </table:table-cell>
          <table:table-cell table:style-name="ce4" office:value-type="float" office:value="0.6031525" calcext:value-type="float">
            <text:p>0.60315 </text:p>
          </table:table-cell>
          <table:table-cell table:style-name="ce4" office:value-type="float" office:value="0.59548" calcext:value-type="float">
            <text:p>0.59548 </text:p>
          </table:table-cell>
          <table:table-cell table:style-name="ce4" office:value-type="float" office:value="0.59722" calcext:value-type="float">
            <text:p>0.59722 </text:p>
          </table:table-cell>
          <table:table-cell table:style-name="ce4" office:value-type="float" office:value="0.7308" calcext:value-type="float">
            <text:p>0.73080 </text:p>
          </table:table-cell>
          <table:table-cell table:style-name="ce4" office:value-type="float" office:value="0.48911" calcext:value-type="float">
            <text:p>0.48911 </text:p>
          </table:table-cell>
          <table:table-cell table:style-name="ce4" office:value-type="float" office:value="0.645505" calcext:value-type="float">
            <text:p>0.64551 </text:p>
          </table:table-cell>
          <table:table-cell table:style-name="ce4" office:value-type="float" office:value="0.63952" calcext:value-type="float">
            <text:p>0.63952 </text:p>
          </table:table-cell>
          <table:table-cell table:style-name="ce4" office:value-type="float" office:value="0.63104" calcext:value-type="float">
            <text:p>0.63104 </text:p>
          </table:table-cell>
          <table:table-cell table:style-name="ce4" office:value-type="float" office:value="0.73498" calcext:value-type="float">
            <text:p>0.73498 </text:p>
          </table:table-cell>
          <table:table-cell table:style-name="ce4" office:value-type="float" office:value="0.57648" calcext:value-type="float">
            <text:p>0.57648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lr0_half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721175" calcext:value-type="float">
            <text:p>0.67212 </text:p>
          </table:table-cell>
          <table:table-cell table:style-name="ce4" office:value-type="float" office:value="0.66129" calcext:value-type="float">
            <text:p>0.66129 </text:p>
          </table:table-cell>
          <table:table-cell table:style-name="ce4" office:value-type="float" office:value="0.64049" calcext:value-type="float">
            <text:p>0.64049 </text:p>
          </table:table-cell>
          <table:table-cell table:style-name="ce4" office:value-type="float" office:value="0.79027" calcext:value-type="float">
            <text:p>0.79027 </text:p>
          </table:table-cell>
          <table:table-cell table:style-name="ce4" office:value-type="float" office:value="0.59642" calcext:value-type="float">
            <text:p>0.59642 </text:p>
          </table:table-cell>
          <table:table-cell table:style-name="ce4" office:value-type="float" office:value="0.38588" calcext:value-type="float">
            <text:p>0.38588 </text:p>
          </table:table-cell>
          <table:table-cell table:style-name="ce4" office:value-type="float" office:value="0.40323" calcext:value-type="float">
            <text:p>0.40323 </text:p>
          </table:table-cell>
          <table:table-cell table:style-name="ce4" office:value-type="float" office:value="0.35328" calcext:value-type="float">
            <text:p>0.35328 </text:p>
          </table:table-cell>
          <table:table-cell table:style-name="ce4" office:value-type="float" office:value="0.48681" calcext:value-type="float">
            <text:p>0.48681 </text:p>
          </table:table-cell>
          <table:table-cell table:style-name="ce4" office:value-type="float" office:value="0.3002" calcext:value-type="float">
            <text:p>0.30020 </text:p>
          </table:table-cell>
          <table:table-cell table:style-name="ce4" office:value-type="float" office:value="0.70014" calcext:value-type="float">
            <text:p>0.70014 </text:p>
          </table:table-cell>
          <table:table-cell table:style-name="ce4" office:value-type="float" office:value="0.69059" calcext:value-type="float">
            <text:p>0.69059 </text:p>
          </table:table-cell>
          <table:table-cell table:style-name="ce4" office:value-type="float" office:value="0.66892" calcext:value-type="float">
            <text:p>0.66892 </text:p>
          </table:table-cell>
          <table:table-cell table:style-name="ce4" office:value-type="float" office:value="0.7392" calcext:value-type="float">
            <text:p>0.73920 </text:p>
          </table:table-cell>
          <table:table-cell table:style-name="ce4" office:value-type="float" office:value="0.70185" calcext:value-type="float">
            <text:p>0.70185 </text:p>
          </table:table-cell>
          <table:table-cell table:style-name="ce4" office:value-type="float" office:value="0.6031525" calcext:value-type="float">
            <text:p>0.60315 </text:p>
          </table:table-cell>
          <table:table-cell table:style-name="ce4" office:value-type="float" office:value="0.59548" calcext:value-type="float">
            <text:p>0.59548 </text:p>
          </table:table-cell>
          <table:table-cell table:style-name="ce4" office:value-type="float" office:value="0.59722" calcext:value-type="float">
            <text:p>0.59722 </text:p>
          </table:table-cell>
          <table:table-cell table:style-name="ce4" office:value-type="float" office:value="0.7308" calcext:value-type="float">
            <text:p>0.73080 </text:p>
          </table:table-cell>
          <table:table-cell table:style-name="ce4" office:value-type="float" office:value="0.48911" calcext:value-type="float">
            <text:p>0.48911 </text:p>
          </table:table-cell>
          <table:table-cell table:style-name="ce4" office:value-type="float" office:value="0.645505" calcext:value-type="float">
            <text:p>0.64551 </text:p>
          </table:table-cell>
          <table:table-cell table:style-name="ce4" office:value-type="float" office:value="0.63952" calcext:value-type="float">
            <text:p>0.63952 </text:p>
          </table:table-cell>
          <table:table-cell table:style-name="ce4" office:value-type="float" office:value="0.63104" calcext:value-type="float">
            <text:p>0.63104 </text:p>
          </table:table-cell>
          <table:table-cell table:style-name="ce4" office:value-type="float" office:value="0.73498" calcext:value-type="float">
            <text:p>0.73498 </text:p>
          </table:table-cell>
          <table:table-cell table:style-name="ce4" office:value-type="float" office:value="0.57648" calcext:value-type="float">
            <text:p>0.57648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SGD_mom_higher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66635" calcext:value-type="float">
            <text:p>0.66664 </text:p>
          </table:table-cell>
          <table:table-cell table:style-name="ce4" office:value-type="float" office:value="0.6577" calcext:value-type="float">
            <text:p>0.65770 </text:p>
          </table:table-cell>
          <table:table-cell table:style-name="ce4" office:value-type="float" office:value="0.64338" calcext:value-type="float">
            <text:p>0.64338 </text:p>
          </table:table-cell>
          <table:table-cell table:style-name="ce4" office:value-type="float" office:value="0.78162" calcext:value-type="float">
            <text:p>0.78162 </text:p>
          </table:table-cell>
          <table:table-cell table:style-name="ce4" office:value-type="float" office:value="0.58384" calcext:value-type="float">
            <text:p>0.58384 </text:p>
          </table:table-cell>
          <table:table-cell table:style-name="ce4" office:value-type="float" office:value="0.38025" calcext:value-type="float">
            <text:p>0.38025 </text:p>
          </table:table-cell>
          <table:table-cell table:style-name="ce4" office:value-type="float" office:value="0.40322" calcext:value-type="float">
            <text:p>0.40322 </text:p>
          </table:table-cell>
          <table:table-cell table:style-name="ce4" office:value-type="float" office:value="0.35255" calcext:value-type="float">
            <text:p>0.35255 </text:p>
          </table:table-cell>
          <table:table-cell table:style-name="ce4" office:value-type="float" office:value="0.47934" calcext:value-type="float">
            <text:p>0.47934 </text:p>
          </table:table-cell>
          <table:table-cell table:style-name="ce4" office:value-type="float" office:value="0.28589" calcext:value-type="float">
            <text:p>0.28589 </text:p>
          </table:table-cell>
          <table:table-cell table:style-name="ce4" office:value-type="float" office:value="0.69372" calcext:value-type="float">
            <text:p>0.69372 </text:p>
          </table:table-cell>
          <table:table-cell table:style-name="ce4" office:value-type="float" office:value="0.67169" calcext:value-type="float">
            <text:p>0.67169 </text:p>
          </table:table-cell>
          <table:table-cell table:style-name="ce4" office:value-type="float" office:value="0.65355" calcext:value-type="float">
            <text:p>0.65355 </text:p>
          </table:table-cell>
          <table:table-cell table:style-name="ce4" office:value-type="float" office:value="0.74051" calcext:value-type="float">
            <text:p>0.74051 </text:p>
          </table:table-cell>
          <table:table-cell table:style-name="ce4" office:value-type="float" office:value="0.70913" calcext:value-type="float">
            <text:p>0.70913 </text:p>
          </table:table-cell>
          <table:table-cell table:style-name="ce4" office:value-type="float" office:value="0.59982" calcext:value-type="float">
            <text:p>0.59982 </text:p>
          </table:table-cell>
          <table:table-cell table:style-name="ce4" office:value-type="float" office:value="0.60224" calcext:value-type="float">
            <text:p>0.60224 </text:p>
          </table:table-cell>
          <table:table-cell table:style-name="ce4" office:value-type="float" office:value="0.59645" calcext:value-type="float">
            <text:p>0.59645 </text:p>
          </table:table-cell>
          <table:table-cell table:style-name="ce4" office:value-type="float" office:value="0.72525" calcext:value-type="float">
            <text:p>0.72525 </text:p>
          </table:table-cell>
          <table:table-cell table:style-name="ce4" office:value-type="float" office:value="0.47534" calcext:value-type="float">
            <text:p>0.47534 </text:p>
          </table:table-cell>
          <table:table-cell table:style-name="ce4" office:value-type="float" office:value="0.6401825" calcext:value-type="float">
            <text:p>0.64018 </text:p>
          </table:table-cell>
          <table:table-cell table:style-name="ce4" office:value-type="float" office:value="0.63507" calcext:value-type="float">
            <text:p>0.63507 </text:p>
          </table:table-cell>
          <table:table-cell table:style-name="ce4" office:value-type="float" office:value="0.6237" calcext:value-type="float">
            <text:p>0.62370 </text:p>
          </table:table-cell>
          <table:table-cell table:style-name="ce4" office:value-type="float" office:value="0.7328" calcext:value-type="float">
            <text:p>0.73280 </text:p>
          </table:table-cell>
          <table:table-cell table:style-name="ce4" office:value-type="float" office:value="0.56916" calcext:value-type="float">
            <text:p>0.56916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80ep_normal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657375" calcext:value-type="float">
            <text:p>0.66574 </text:p>
          </table:table-cell>
          <table:table-cell table:style-name="ce4" office:value-type="float" office:value="0.65702" calcext:value-type="float">
            <text:p>0.65702 </text:p>
          </table:table-cell>
          <table:table-cell table:style-name="ce4" office:value-type="float" office:value="0.64531" calcext:value-type="float">
            <text:p>0.64531 </text:p>
          </table:table-cell>
          <table:table-cell table:style-name="ce4" office:value-type="float" office:value="0.77286" calcext:value-type="float">
            <text:p>0.77286 </text:p>
          </table:table-cell>
          <table:table-cell table:style-name="ce4" office:value-type="float" office:value="0.58776" calcext:value-type="float">
            <text:p>0.58776 </text:p>
          </table:table-cell>
          <table:table-cell table:style-name="ce4" office:value-type="float" office:value="0.3763" calcext:value-type="float">
            <text:p>0.37630 </text:p>
          </table:table-cell>
          <table:table-cell table:style-name="ce4" office:value-type="float" office:value="0.39678" calcext:value-type="float">
            <text:p>0.39678 </text:p>
          </table:table-cell>
          <table:table-cell table:style-name="ce4" office:value-type="float" office:value="0.34841" calcext:value-type="float">
            <text:p>0.34841 </text:p>
          </table:table-cell>
          <table:table-cell table:style-name="ce4" office:value-type="float" office:value="0.47176" calcext:value-type="float">
            <text:p>0.47176 </text:p>
          </table:table-cell>
          <table:table-cell table:style-name="ce4" office:value-type="float" office:value="0.28825" calcext:value-type="float">
            <text:p>0.28825 </text:p>
          </table:table-cell>
          <table:table-cell table:style-name="ce4" office:value-type="float" office:value="0.6969975" calcext:value-type="float">
            <text:p>0.69700 </text:p>
          </table:table-cell>
          <table:table-cell table:style-name="ce4" office:value-type="float" office:value="0.68152" calcext:value-type="float">
            <text:p>0.68152 </text:p>
          </table:table-cell>
          <table:table-cell table:style-name="ce4" office:value-type="float" office:value="0.65183" calcext:value-type="float">
            <text:p>0.65183 </text:p>
          </table:table-cell>
          <table:table-cell table:style-name="ce4" office:value-type="float" office:value="0.73849" calcext:value-type="float">
            <text:p>0.73849 </text:p>
          </table:table-cell>
          <table:table-cell table:style-name="ce4" office:value-type="float" office:value="0.71615" calcext:value-type="float">
            <text:p>0.71615 </text:p>
          </table:table-cell>
          <table:table-cell table:style-name="ce4" office:value-type="float" office:value="0.596025" calcext:value-type="float">
            <text:p>0.59603 </text:p>
          </table:table-cell>
          <table:table-cell table:style-name="ce4" office:value-type="float" office:value="0.59515" calcext:value-type="float">
            <text:p>0.59515 </text:p>
          </table:table-cell>
          <table:table-cell table:style-name="ce4" office:value-type="float" office:value="0.60294" calcext:value-type="float">
            <text:p>0.60294 </text:p>
          </table:table-cell>
          <table:table-cell table:style-name="ce4" office:value-type="float" office:value="0.70768" calcext:value-type="float">
            <text:p>0.70768 </text:p>
          </table:table-cell>
          <table:table-cell table:style-name="ce4" office:value-type="float" office:value="0.47833" calcext:value-type="float">
            <text:p>0.47833 </text:p>
          </table:table-cell>
          <table:table-cell table:style-name="ce4" office:value-type="float" office:value="0.63954" calcext:value-type="float">
            <text:p>0.63954 </text:p>
          </table:table-cell>
          <table:table-cell table:style-name="ce4" office:value-type="float" office:value="0.63541" calcext:value-type="float">
            <text:p>0.63541 </text:p>
          </table:table-cell>
          <table:table-cell table:style-name="ce4" office:value-type="float" office:value="0.62643" calcext:value-type="float">
            <text:p>0.62643 </text:p>
          </table:table-cell>
          <table:table-cell table:style-name="ce4" office:value-type="float" office:value="0.72276" calcext:value-type="float">
            <text:p>0.72276 </text:p>
          </table:table-cell>
          <table:table-cell table:style-name="ce4" office:value-type="float" office:value="0.57356" calcext:value-type="float">
            <text:p>0.57356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SGD_lr0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65025" calcext:value-type="float">
            <text:p>0.66503 </text:p>
          </table:table-cell>
          <table:table-cell table:style-name="ce4" office:value-type="float" office:value="0.65301" calcext:value-type="float">
            <text:p>0.65301 </text:p>
          </table:table-cell>
          <table:table-cell table:style-name="ce4" office:value-type="float" office:value="0.62908" calcext:value-type="float">
            <text:p>0.62908 </text:p>
          </table:table-cell>
          <table:table-cell table:style-name="ce4" office:value-type="float" office:value="0.77719" calcext:value-type="float">
            <text:p>0.77719 </text:p>
          </table:table-cell>
          <table:table-cell table:style-name="ce4" office:value-type="float" office:value="0.60082" calcext:value-type="float">
            <text:p>0.60082 </text:p>
          </table:table-cell>
          <table:table-cell table:style-name="ce4" office:value-type="float" office:value="0.3748675" calcext:value-type="float">
            <text:p>0.37487 </text:p>
          </table:table-cell>
          <table:table-cell table:style-name="ce4" office:value-type="float" office:value="0.39421" calcext:value-type="float">
            <text:p>0.39421 </text:p>
          </table:table-cell>
          <table:table-cell table:style-name="ce4" office:value-type="float" office:value="0.33925" calcext:value-type="float">
            <text:p>0.33925 </text:p>
          </table:table-cell>
          <table:table-cell table:style-name="ce4" office:value-type="float" office:value="0.47448" calcext:value-type="float">
            <text:p>0.47448 </text:p>
          </table:table-cell>
          <table:table-cell table:style-name="ce4" office:value-type="float" office:value="0.29153" calcext:value-type="float">
            <text:p>0.29153 </text:p>
          </table:table-cell>
          <table:table-cell table:style-name="ce4" office:value-type="float" office:value="0.6958325" calcext:value-type="float">
            <text:p>0.69583 </text:p>
          </table:table-cell>
          <table:table-cell table:style-name="ce4" office:value-type="float" office:value="0.69179" calcext:value-type="float">
            <text:p>0.69179 </text:p>
          </table:table-cell>
          <table:table-cell table:style-name="ce4" office:value-type="float" office:value="0.65343" calcext:value-type="float">
            <text:p>0.65343 </text:p>
          </table:table-cell>
          <table:table-cell table:style-name="ce4" office:value-type="float" office:value="0.72901" calcext:value-type="float">
            <text:p>0.72901 </text:p>
          </table:table-cell>
          <table:table-cell table:style-name="ce4" office:value-type="float" office:value="0.7091" calcext:value-type="float">
            <text:p>0.70910 </text:p>
          </table:table-cell>
          <table:table-cell table:style-name="ce4" office:value-type="float" office:value="0.59787" calcext:value-type="float">
            <text:p>0.59787 </text:p>
          </table:table-cell>
          <table:table-cell table:style-name="ce4" office:value-type="float" office:value="0.58993" calcext:value-type="float">
            <text:p>0.58993 </text:p>
          </table:table-cell>
          <table:table-cell table:style-name="ce4" office:value-type="float" office:value="0.5838" calcext:value-type="float">
            <text:p>0.58380 </text:p>
          </table:table-cell>
          <table:table-cell table:style-name="ce4" office:value-type="float" office:value="0.70953" calcext:value-type="float">
            <text:p>0.70953 </text:p>
          </table:table-cell>
          <table:table-cell table:style-name="ce4" office:value-type="float" office:value="0.50822" calcext:value-type="float">
            <text:p>0.50822 </text:p>
          </table:table-cell>
          <table:table-cell table:style-name="ce4" office:value-type="float" office:value="0.641175" calcext:value-type="float">
            <text:p>0.64118 </text:p>
          </table:table-cell>
          <table:table-cell table:style-name="ce4" office:value-type="float" office:value="0.63681" calcext:value-type="float">
            <text:p>0.63681 </text:p>
          </table:table-cell>
          <table:table-cell table:style-name="ce4" office:value-type="float" office:value="0.61666" calcext:value-type="float">
            <text:p>0.61666 </text:p>
          </table:table-cell>
          <table:table-cell table:style-name="ce4" office:value-type="float" office:value="0.71914" calcext:value-type="float">
            <text:p>0.71914 </text:p>
          </table:table-cell>
          <table:table-cell table:style-name="ce4" office:value-type="float" office:value="0.59209" calcext:value-type="float">
            <text:p>0.59209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SGD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634975" calcext:value-type="float">
            <text:p>0.66350 </text:p>
          </table:table-cell>
          <table:table-cell table:style-name="ce4" office:value-type="float" office:value="0.65429" calcext:value-type="float">
            <text:p>0.65429 </text:p>
          </table:table-cell>
          <table:table-cell table:style-name="ce4" office:value-type="float" office:value="0.64383" calcext:value-type="float">
            <text:p>0.64383 </text:p>
          </table:table-cell>
          <table:table-cell table:style-name="ce4" office:value-type="float" office:value="0.77288" calcext:value-type="float">
            <text:p>0.77288 </text:p>
          </table:table-cell>
          <table:table-cell table:style-name="ce4" office:value-type="float" office:value="0.58299" calcext:value-type="float">
            <text:p>0.58299 </text:p>
          </table:table-cell>
          <table:table-cell table:style-name="ce4" office:value-type="float" office:value="0.3789025" calcext:value-type="float">
            <text:p>0.37890 </text:p>
          </table:table-cell>
          <table:table-cell table:style-name="ce4" office:value-type="float" office:value="0.39935" calcext:value-type="float">
            <text:p>0.39935 </text:p>
          </table:table-cell>
          <table:table-cell table:style-name="ce4" office:value-type="float" office:value="0.35383" calcext:value-type="float">
            <text:p>0.35383 </text:p>
          </table:table-cell>
          <table:table-cell table:style-name="ce4" office:value-type="float" office:value="0.47584" calcext:value-type="float">
            <text:p>0.47584 </text:p>
          </table:table-cell>
          <table:table-cell table:style-name="ce4" office:value-type="float" office:value="0.28659" calcext:value-type="float">
            <text:p>0.28659 </text:p>
          </table:table-cell>
          <table:table-cell table:style-name="ce4" office:value-type="float" office:value="0.68989" calcext:value-type="float">
            <text:p>0.68989 </text:p>
          </table:table-cell>
          <table:table-cell table:style-name="ce4" office:value-type="float" office:value="0.68418" calcext:value-type="float">
            <text:p>0.68418 </text:p>
          </table:table-cell>
          <table:table-cell table:style-name="ce4" office:value-type="float" office:value="0.64889" calcext:value-type="float">
            <text:p>0.64889 </text:p>
          </table:table-cell>
          <table:table-cell table:style-name="ce4" office:value-type="float" office:value="0.7272" calcext:value-type="float">
            <text:p>0.72720 </text:p>
          </table:table-cell>
          <table:table-cell table:style-name="ce4" office:value-type="float" office:value="0.69929" calcext:value-type="float">
            <text:p>0.69929 </text:p>
          </table:table-cell>
          <table:table-cell table:style-name="ce4" office:value-type="float" office:value="0.601855" calcext:value-type="float">
            <text:p>0.60186 </text:p>
          </table:table-cell>
          <table:table-cell table:style-name="ce4" office:value-type="float" office:value="0.59575" calcext:value-type="float">
            <text:p>0.59575 </text:p>
          </table:table-cell>
          <table:table-cell table:style-name="ce4" office:value-type="float" office:value="0.60539" calcext:value-type="float">
            <text:p>0.60539 </text:p>
          </table:table-cell>
          <table:table-cell table:style-name="ce4" office:value-type="float" office:value="0.71267" calcext:value-type="float">
            <text:p>0.71267 </text:p>
          </table:table-cell>
          <table:table-cell table:style-name="ce4" office:value-type="float" office:value="0.49361" calcext:value-type="float">
            <text:p>0.49361 </text:p>
          </table:table-cell>
          <table:table-cell table:style-name="ce4" office:value-type="float" office:value="0.6404725" calcext:value-type="float">
            <text:p>0.64047 </text:p>
          </table:table-cell>
          <table:table-cell table:style-name="ce4" office:value-type="float" office:value="0.63691" calcext:value-type="float">
            <text:p>0.63691 </text:p>
          </table:table-cell>
          <table:table-cell table:style-name="ce4" office:value-type="float" office:value="0.62639" calcext:value-type="float">
            <text:p>0.62639 </text:p>
          </table:table-cell>
          <table:table-cell table:style-name="ce4" office:value-type="float" office:value="0.71987" calcext:value-type="float">
            <text:p>0.71987 </text:p>
          </table:table-cell>
          <table:table-cell table:style-name="ce4" office:value-type="float" office:value="0.57872" calcext:value-type="float">
            <text:p>0.57872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hsv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62365" calcext:value-type="float">
            <text:p>0.66237 </text:p>
          </table:table-cell>
          <table:table-cell table:style-name="ce4" office:value-type="float" office:value="0.65515" calcext:value-type="float">
            <text:p>0.65515 </text:p>
          </table:table-cell>
          <table:table-cell table:style-name="ce4" office:value-type="float" office:value="0.63087" calcext:value-type="float">
            <text:p>0.63087 </text:p>
          </table:table-cell>
          <table:table-cell table:style-name="ce4" office:value-type="float" office:value="0.78343" calcext:value-type="float">
            <text:p>0.78343 </text:p>
          </table:table-cell>
          <table:table-cell table:style-name="ce4" office:value-type="float" office:value="0.58001" calcext:value-type="float">
            <text:p>0.58001 </text:p>
          </table:table-cell>
          <table:table-cell table:style-name="ce4" office:value-type="float" office:value="0.3773775" calcext:value-type="float">
            <text:p>0.37738 </text:p>
          </table:table-cell>
          <table:table-cell table:style-name="ce4" office:value-type="float" office:value="0.39856" calcext:value-type="float">
            <text:p>0.39856 </text:p>
          </table:table-cell>
          <table:table-cell table:style-name="ce4" office:value-type="float" office:value="0.34605" calcext:value-type="float">
            <text:p>0.34605 </text:p>
          </table:table-cell>
          <table:table-cell table:style-name="ce4" office:value-type="float" office:value="0.48231" calcext:value-type="float">
            <text:p>0.48231 </text:p>
          </table:table-cell>
          <table:table-cell table:style-name="ce4" office:value-type="float" office:value="0.28259" calcext:value-type="float">
            <text:p>0.28259 </text:p>
          </table:table-cell>
          <table:table-cell table:style-name="ce4" office:value-type="float" office:value="0.7038575" calcext:value-type="float">
            <text:p>0.70386 </text:p>
          </table:table-cell>
          <table:table-cell table:style-name="ce4" office:value-type="float" office:value="0.68906" calcext:value-type="float">
            <text:p>0.68906 </text:p>
          </table:table-cell>
          <table:table-cell table:style-name="ce4" office:value-type="float" office:value="0.65352" calcext:value-type="float">
            <text:p>0.65352 </text:p>
          </table:table-cell>
          <table:table-cell table:style-name="ce4" office:value-type="float" office:value="0.74532" calcext:value-type="float">
            <text:p>0.74532 </text:p>
          </table:table-cell>
          <table:table-cell table:style-name="ce4" office:value-type="float" office:value="0.72753" calcext:value-type="float">
            <text:p>0.72753 </text:p>
          </table:table-cell>
          <table:table-cell table:style-name="ce4" office:value-type="float" office:value="0.59181" calcext:value-type="float">
            <text:p>0.59181 </text:p>
          </table:table-cell>
          <table:table-cell table:style-name="ce4" office:value-type="float" office:value="0.59204" calcext:value-type="float">
            <text:p>0.59204 </text:p>
          </table:table-cell>
          <table:table-cell table:style-name="ce4" office:value-type="float" office:value="0.57788" calcext:value-type="float">
            <text:p>0.57788 </text:p>
          </table:table-cell>
          <table:table-cell table:style-name="ce4" office:value-type="float" office:value="0.716" calcext:value-type="float">
            <text:p>0.71600 </text:p>
          </table:table-cell>
          <table:table-cell table:style-name="ce4" office:value-type="float" office:value="0.48132" calcext:value-type="float">
            <text:p>0.48132 </text:p>
          </table:table-cell>
          <table:table-cell table:style-name="ce4" office:value-type="float" office:value="0.6399925" calcext:value-type="float">
            <text:p>0.63999 </text:p>
          </table:table-cell>
          <table:table-cell table:style-name="ce4" office:value-type="float" office:value="0.63687" calcext:value-type="float">
            <text:p>0.63687 </text:p>
          </table:table-cell>
          <table:table-cell table:style-name="ce4" office:value-type="float" office:value="0.61338" calcext:value-type="float">
            <text:p>0.61338 </text:p>
          </table:table-cell>
          <table:table-cell table:style-name="ce4" office:value-type="float" office:value="0.73037" calcext:value-type="float">
            <text:p>0.73037 </text:p>
          </table:table-cell>
          <table:table-cell table:style-name="ce4" office:value-type="float" office:value="0.57935" calcext:value-type="float">
            <text:p>0.57935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adamw_lr0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40335" calcext:value-type="float">
            <text:p>0.64034 </text:p>
          </table:table-cell>
          <table:table-cell table:style-name="ce4" office:value-type="float" office:value="0.64089" calcext:value-type="float">
            <text:p>0.64089 </text:p>
          </table:table-cell>
          <table:table-cell table:style-name="ce4" office:value-type="float" office:value="0.61125" calcext:value-type="float">
            <text:p>0.61125 </text:p>
          </table:table-cell>
          <table:table-cell table:style-name="ce4" office:value-type="float" office:value="0.75729" calcext:value-type="float">
            <text:p>0.75729 </text:p>
          </table:table-cell>
          <table:table-cell table:style-name="ce4" office:value-type="float" office:value="0.55191" calcext:value-type="float">
            <text:p>0.55191 </text:p>
          </table:table-cell>
          <table:table-cell table:style-name="ce4" office:value-type="float" office:value="0.358285" calcext:value-type="float">
            <text:p>0.35829 </text:p>
          </table:table-cell>
          <table:table-cell table:style-name="ce4" office:value-type="float" office:value="0.38486" calcext:value-type="float">
            <text:p>0.38486 </text:p>
          </table:table-cell>
          <table:table-cell table:style-name="ce4" office:value-type="float" office:value="0.33065" calcext:value-type="float">
            <text:p>0.33065 </text:p>
          </table:table-cell>
          <table:table-cell table:style-name="ce4" office:value-type="float" office:value="0.45572" calcext:value-type="float">
            <text:p>0.45572 </text:p>
          </table:table-cell>
          <table:table-cell table:style-name="ce4" office:value-type="float" office:value="0.26191" calcext:value-type="float">
            <text:p>0.26191 </text:p>
          </table:table-cell>
          <table:table-cell table:style-name="ce4" office:value-type="float" office:value="0.6891325" calcext:value-type="float">
            <text:p>0.68913 </text:p>
          </table:table-cell>
          <table:table-cell table:style-name="ce4" office:value-type="float" office:value="0.68679" calcext:value-type="float">
            <text:p>0.68679 </text:p>
          </table:table-cell>
          <table:table-cell table:style-name="ce4" office:value-type="float" office:value="0.64086" calcext:value-type="float">
            <text:p>0.64086 </text:p>
          </table:table-cell>
          <table:table-cell table:style-name="ce4" office:value-type="float" office:value="0.72566" calcext:value-type="float">
            <text:p>0.72566 </text:p>
          </table:table-cell>
          <table:table-cell table:style-name="ce4" office:value-type="float" office:value="0.70322" calcext:value-type="float">
            <text:p>0.70322 </text:p>
          </table:table-cell>
          <table:table-cell table:style-name="ce4" office:value-type="float" office:value="0.5802975" calcext:value-type="float">
            <text:p>0.58030 </text:p>
          </table:table-cell>
          <table:table-cell table:style-name="ce4" office:value-type="float" office:value="0.57687" calcext:value-type="float">
            <text:p>0.57687 </text:p>
          </table:table-cell>
          <table:table-cell table:style-name="ce4" office:value-type="float" office:value="0.58415" calcext:value-type="float">
            <text:p>0.58415 </text:p>
          </table:table-cell>
          <table:table-cell table:style-name="ce4" office:value-type="float" office:value="0.6938" calcext:value-type="float">
            <text:p>0.69380 </text:p>
          </table:table-cell>
          <table:table-cell table:style-name="ce4" office:value-type="float" office:value="0.46637" calcext:value-type="float">
            <text:p>0.46637 </text:p>
          </table:table-cell>
          <table:table-cell table:style-name="ce4" office:value-type="float" office:value="0.6271025" calcext:value-type="float">
            <text:p>0.62710 </text:p>
          </table:table-cell>
          <table:table-cell table:style-name="ce4" office:value-type="float" office:value="0.62704" calcext:value-type="float">
            <text:p>0.62704 </text:p>
          </table:table-cell>
          <table:table-cell table:style-name="ce4" office:value-type="float" office:value="0.61119" calcext:value-type="float">
            <text:p>0.61119 </text:p>
          </table:table-cell>
          <table:table-cell table:style-name="ce4" office:value-type="float" office:value="0.70937" calcext:value-type="float">
            <text:p>0.70937 </text:p>
          </table:table-cell>
          <table:table-cell table:style-name="ce4" office:value-type="float" office:value="0.56081" calcext:value-type="float">
            <text:p>0.5608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flipup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310725" calcext:value-type="float">
            <text:p>0.63107 </text:p>
          </table:table-cell>
          <table:table-cell table:style-name="ce4" office:value-type="float" office:value="0.63275" calcext:value-type="float">
            <text:p>0.63275 </text:p>
          </table:table-cell>
          <table:table-cell table:style-name="ce4" office:value-type="float" office:value="0.61411" calcext:value-type="float">
            <text:p>0.61411 </text:p>
          </table:table-cell>
          <table:table-cell table:style-name="ce4" office:value-type="float" office:value="0.74929" calcext:value-type="float">
            <text:p>0.74929 </text:p>
          </table:table-cell>
          <table:table-cell table:style-name="ce4" office:value-type="float" office:value="0.52814" calcext:value-type="float">
            <text:p>0.52814 </text:p>
          </table:table-cell>
          <table:table-cell table:style-name="ce4" office:value-type="float" office:value="0.352" calcext:value-type="float">
            <text:p>0.35200 </text:p>
          </table:table-cell>
          <table:table-cell table:style-name="ce4" office:value-type="float" office:value="0.37732" calcext:value-type="float">
            <text:p>0.37732 </text:p>
          </table:table-cell>
          <table:table-cell table:style-name="ce4" office:value-type="float" office:value="0.32769" calcext:value-type="float">
            <text:p>0.32769 </text:p>
          </table:table-cell>
          <table:table-cell table:style-name="ce4" office:value-type="float" office:value="0.4491" calcext:value-type="float">
            <text:p>0.44910 </text:p>
          </table:table-cell>
          <table:table-cell table:style-name="ce4" office:value-type="float" office:value="0.25389" calcext:value-type="float">
            <text:p>0.25389 </text:p>
          </table:table-cell>
          <table:table-cell table:style-name="ce4" office:value-type="float" office:value="0.6911" calcext:value-type="float">
            <text:p>0.69110 </text:p>
          </table:table-cell>
          <table:table-cell table:style-name="ce4" office:value-type="float" office:value="0.68349" calcext:value-type="float">
            <text:p>0.68349 </text:p>
          </table:table-cell>
          <table:table-cell table:style-name="ce4" office:value-type="float" office:value="0.66471" calcext:value-type="float">
            <text:p>0.66471 </text:p>
          </table:table-cell>
          <table:table-cell table:style-name="ce4" office:value-type="float" office:value="0.73142" calcext:value-type="float">
            <text:p>0.73142 </text:p>
          </table:table-cell>
          <table:table-cell table:style-name="ce4" office:value-type="float" office:value="0.68478" calcext:value-type="float">
            <text:p>0.68478 </text:p>
          </table:table-cell>
          <table:table-cell table:style-name="ce4" office:value-type="float" office:value="0.559785" calcext:value-type="float">
            <text:p>0.55979 </text:p>
          </table:table-cell>
          <table:table-cell table:style-name="ce4" office:value-type="float" office:value="0.56162" calcext:value-type="float">
            <text:p>0.56162 </text:p>
          </table:table-cell>
          <table:table-cell table:style-name="ce4" office:value-type="float" office:value="0.56618" calcext:value-type="float">
            <text:p>0.56618 </text:p>
          </table:table-cell>
          <table:table-cell table:style-name="ce4" office:value-type="float" office:value="0.68085" calcext:value-type="float">
            <text:p>0.68085 </text:p>
          </table:table-cell>
          <table:table-cell table:style-name="ce4" office:value-type="float" office:value="0.43049" calcext:value-type="float">
            <text:p>0.43049 </text:p>
          </table:table-cell>
          <table:table-cell table:style-name="ce4" office:value-type="float" office:value="0.6154925" calcext:value-type="float">
            <text:p>0.61549 </text:p>
          </table:table-cell>
          <table:table-cell table:style-name="ce4" office:value-type="float" office:value="0.61659" calcext:value-type="float">
            <text:p>0.61659 </text:p>
          </table:table-cell>
          <table:table-cell table:style-name="ce4" office:value-type="float" office:value="0.6115" calcext:value-type="float">
            <text:p>0.61150 </text:p>
          </table:table-cell>
          <table:table-cell table:style-name="ce4" office:value-type="float" office:value="0.70523" calcext:value-type="float">
            <text:p>0.70523 </text:p>
          </table:table-cell>
          <table:table-cell table:style-name="ce4" office:value-type="float" office:value="0.52865" calcext:value-type="float">
            <text:p>0.52865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no_drone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208675" calcext:value-type="float">
            <text:p>0.62087 </text:p>
          </table:table-cell>
          <table:table-cell table:style-name="ce4" office:value-type="float" office:value="0.61677" calcext:value-type="float">
            <text:p>0.61677 </text:p>
          </table:table-cell>
          <table:table-cell table:style-name="ce4" office:value-type="float" office:value="0.58413" calcext:value-type="float">
            <text:p>0.58413 </text:p>
          </table:table-cell>
          <table:table-cell table:style-name="ce4" office:value-type="float" office:value="0.75401" calcext:value-type="float">
            <text:p>0.75401 </text:p>
          </table:table-cell>
          <table:table-cell table:style-name="ce4" office:value-type="float" office:value="0.52856" calcext:value-type="float">
            <text:p>0.52856 </text:p>
          </table:table-cell>
          <table:table-cell table:style-name="ce4" office:value-type="float" office:value="0.3475725" calcext:value-type="float">
            <text:p>0.34757 </text:p>
          </table:table-cell>
          <table:table-cell table:style-name="ce4" office:value-type="float" office:value="0.37456" calcext:value-type="float">
            <text:p>0.37456 </text:p>
          </table:table-cell>
          <table:table-cell table:style-name="ce4" office:value-type="float" office:value="0.30401" calcext:value-type="float">
            <text:p>0.30401 </text:p>
          </table:table-cell>
          <table:table-cell table:style-name="ce4" office:value-type="float" office:value="0.46607" calcext:value-type="float">
            <text:p>0.46607 </text:p>
          </table:table-cell>
          <table:table-cell table:style-name="ce4" office:value-type="float" office:value="0.24565" calcext:value-type="float">
            <text:p>0.24565 </text:p>
          </table:table-cell>
          <table:table-cell table:style-name="ce4" office:value-type="float" office:value="0.6562275" calcext:value-type="float">
            <text:p>0.65623 </text:p>
          </table:table-cell>
          <table:table-cell table:style-name="ce4" office:value-type="float" office:value="0.65718" calcext:value-type="float">
            <text:p>0.65718 </text:p>
          </table:table-cell>
          <table:table-cell table:style-name="ce4" office:value-type="float" office:value="0.60497" calcext:value-type="float">
            <text:p>0.60497 </text:p>
          </table:table-cell>
          <table:table-cell table:style-name="ce4" office:value-type="float" office:value="0.71232" calcext:value-type="float">
            <text:p>0.71232 </text:p>
          </table:table-cell>
          <table:table-cell table:style-name="ce4" office:value-type="float" office:value="0.65044" calcext:value-type="float">
            <text:p>0.65044 </text:p>
          </table:table-cell>
          <table:table-cell table:style-name="ce4" office:value-type="float" office:value="0.575085" calcext:value-type="float">
            <text:p>0.57509 </text:p>
          </table:table-cell>
          <table:table-cell table:style-name="ce4" office:value-type="float" office:value="0.57164" calcext:value-type="float">
            <text:p>0.57164 </text:p>
          </table:table-cell>
          <table:table-cell table:style-name="ce4" office:value-type="float" office:value="0.56052" calcext:value-type="float">
            <text:p>0.56052 </text:p>
          </table:table-cell>
          <table:table-cell table:style-name="ce4" office:value-type="float" office:value="0.70779" calcext:value-type="float">
            <text:p>0.70779 </text:p>
          </table:table-cell>
          <table:table-cell table:style-name="ce4" office:value-type="float" office:value="0.46039" calcext:value-type="float">
            <text:p>0.46039 </text:p>
          </table:table-cell>
          <table:table-cell table:style-name="ce4" office:value-type="float" office:value="0.610635" calcext:value-type="float">
            <text:p>0.61064 </text:p>
          </table:table-cell>
          <table:table-cell table:style-name="ce4" office:value-type="float" office:value="0.61143" calcext:value-type="float">
            <text:p>0.61143 </text:p>
          </table:table-cell>
          <table:table-cell table:style-name="ce4" office:value-type="float" office:value="0.5819" calcext:value-type="float">
            <text:p>0.58190 </text:p>
          </table:table-cell>
          <table:table-cell table:style-name="ce4" office:value-type="float" office:value="0.71005" calcext:value-type="float">
            <text:p>0.71005 </text:p>
          </table:table-cell>
          <table:table-cell table:style-name="ce4" office:value-type="float" office:value="0.53916" calcext:value-type="float">
            <text:p>0.53916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adamw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620475" calcext:value-type="float">
            <text:p>0.62048 </text:p>
          </table:table-cell>
          <table:table-cell table:style-name="ce4" office:value-type="float" office:value="0.62184" calcext:value-type="float">
            <text:p>0.62184 </text:p>
          </table:table-cell>
          <table:table-cell table:style-name="ce4" office:value-type="float" office:value="0.60835" calcext:value-type="float">
            <text:p>0.60835 </text:p>
          </table:table-cell>
          <table:table-cell table:style-name="ce4" office:value-type="float" office:value="0.72973" calcext:value-type="float">
            <text:p>0.72973 </text:p>
          </table:table-cell>
          <table:table-cell table:style-name="ce4" office:value-type="float" office:value="0.52198" calcext:value-type="float">
            <text:p>0.52198 </text:p>
          </table:table-cell>
          <table:table-cell table:style-name="ce4" office:value-type="float" office:value="0.3399175" calcext:value-type="float">
            <text:p>0.33992 </text:p>
          </table:table-cell>
          <table:table-cell table:style-name="ce4" office:value-type="float" office:value="0.36828" calcext:value-type="float">
            <text:p>0.36828 </text:p>
          </table:table-cell>
          <table:table-cell table:style-name="ce4" office:value-type="float" office:value="0.32314" calcext:value-type="float">
            <text:p>0.32314 </text:p>
          </table:table-cell>
          <table:table-cell table:style-name="ce4" office:value-type="float" office:value="0.42522" calcext:value-type="float">
            <text:p>0.42522 </text:p>
          </table:table-cell>
          <table:table-cell table:style-name="ce4" office:value-type="float" office:value="0.24303" calcext:value-type="float">
            <text:p>0.24303 </text:p>
          </table:table-cell>
          <table:table-cell table:style-name="ce4" office:value-type="float" office:value="0.67491" calcext:value-type="float">
            <text:p>0.67491 </text:p>
          </table:table-cell>
          <table:table-cell table:style-name="ce4" office:value-type="float" office:value="0.67549" calcext:value-type="float">
            <text:p>0.67549 </text:p>
          </table:table-cell>
          <table:table-cell table:style-name="ce4" office:value-type="float" office:value="0.64113" calcext:value-type="float">
            <text:p>0.64113 </text:p>
          </table:table-cell>
          <table:table-cell table:style-name="ce4" office:value-type="float" office:value="0.69648" calcext:value-type="float">
            <text:p>0.69648 </text:p>
          </table:table-cell>
          <table:table-cell table:style-name="ce4" office:value-type="float" office:value="0.68654" calcext:value-type="float">
            <text:p>0.68654 </text:p>
          </table:table-cell>
          <table:table-cell table:style-name="ce4" office:value-type="float" office:value="0.5546375" calcext:value-type="float">
            <text:p>0.55464 </text:p>
          </table:table-cell>
          <table:table-cell table:style-name="ce4" office:value-type="float" office:value="0.56157" calcext:value-type="float">
            <text:p>0.56157 </text:p>
          </table:table-cell>
          <table:table-cell table:style-name="ce4" office:value-type="float" office:value="0.54984" calcext:value-type="float">
            <text:p>0.54984 </text:p>
          </table:table-cell>
          <table:table-cell table:style-name="ce4" office:value-type="float" office:value="0.6901" calcext:value-type="float">
            <text:p>0.69010 </text:p>
          </table:table-cell>
          <table:table-cell table:style-name="ce4" office:value-type="float" office:value="0.41704" calcext:value-type="float">
            <text:p>0.41704 </text:p>
          </table:table-cell>
          <table:table-cell table:style-name="ce4" office:value-type="float" office:value="0.604355" calcext:value-type="float">
            <text:p>0.60436 </text:p>
          </table:table-cell>
          <table:table-cell table:style-name="ce4" office:value-type="float" office:value="0.61328" calcext:value-type="float">
            <text:p>0.61328 </text:p>
          </table:table-cell>
          <table:table-cell table:style-name="ce4" office:value-type="float" office:value="0.59198" calcext:value-type="float">
            <text:p>0.59198 </text:p>
          </table:table-cell>
          <table:table-cell table:style-name="ce4" office:value-type="float" office:value="0.69328" calcext:value-type="float">
            <text:p>0.69328 </text:p>
          </table:table-cell>
          <table:table-cell table:style-name="ce4" office:value-type="float" office:value="0.51888" calcext:value-type="float">
            <text:p>0.51888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imgsz_480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18105" calcext:value-type="float">
            <text:p>0.61811 </text:p>
          </table:table-cell>
          <table:table-cell table:style-name="ce4" office:value-type="float" office:value="0.59997" calcext:value-type="float">
            <text:p>0.59997 </text:p>
          </table:table-cell>
          <table:table-cell table:style-name="ce4" office:value-type="float" office:value="0.6088" calcext:value-type="float">
            <text:p>0.60880 </text:p>
          </table:table-cell>
          <table:table-cell table:style-name="ce4" office:value-type="float" office:value="0.75543" calcext:value-type="float">
            <text:p>0.75543 </text:p>
          </table:table-cell>
          <table:table-cell table:style-name="ce4" office:value-type="float" office:value="0.50822" calcext:value-type="float">
            <text:p>0.50822 </text:p>
          </table:table-cell>
          <table:table-cell table:style-name="ce4" office:value-type="float" office:value="0.34409" calcext:value-type="float">
            <text:p>0.34409 </text:p>
          </table:table-cell>
          <table:table-cell table:style-name="ce4" office:value-type="float" office:value="0.35274" calcext:value-type="float">
            <text:p>0.35274 </text:p>
          </table:table-cell>
          <table:table-cell table:style-name="ce4" office:value-type="float" office:value="0.32774" calcext:value-type="float">
            <text:p>0.32774 </text:p>
          </table:table-cell>
          <table:table-cell table:style-name="ce4" office:value-type="float" office:value="0.45472" calcext:value-type="float">
            <text:p>0.45472 </text:p>
          </table:table-cell>
          <table:table-cell table:style-name="ce4" office:value-type="float" office:value="0.24116" calcext:value-type="float">
            <text:p>0.24116 </text:p>
          </table:table-cell>
          <table:table-cell table:style-name="ce4" office:value-type="float" office:value="0.6822875" calcext:value-type="float">
            <text:p>0.68229 </text:p>
          </table:table-cell>
          <table:table-cell table:style-name="ce4" office:value-type="float" office:value="0.67707" calcext:value-type="float">
            <text:p>0.67707 </text:p>
          </table:table-cell>
          <table:table-cell table:style-name="ce4" office:value-type="float" office:value="0.64671" calcext:value-type="float">
            <text:p>0.64671 </text:p>
          </table:table-cell>
          <table:table-cell table:style-name="ce4" office:value-type="float" office:value="0.72661" calcext:value-type="float">
            <text:p>0.72661 </text:p>
          </table:table-cell>
          <table:table-cell table:style-name="ce4" office:value-type="float" office:value="0.67876" calcext:value-type="float">
            <text:p>0.67876 </text:p>
          </table:table-cell>
          <table:table-cell table:style-name="ce4" office:value-type="float" office:value="0.5534625" calcext:value-type="float">
            <text:p>0.55346 </text:p>
          </table:table-cell>
          <table:table-cell table:style-name="ce4" office:value-type="float" office:value="0.54142" calcext:value-type="float">
            <text:p>0.54142 </text:p>
          </table:table-cell>
          <table:table-cell table:style-name="ce4" office:value-type="float" office:value="0.56536" calcext:value-type="float">
            <text:p>0.56536 </text:p>
          </table:table-cell>
          <table:table-cell table:style-name="ce4" office:value-type="float" office:value="0.69332" calcext:value-type="float">
            <text:p>0.69332 </text:p>
          </table:table-cell>
          <table:table-cell table:style-name="ce4" office:value-type="float" office:value="0.41375" calcext:value-type="float">
            <text:p>0.41375 </text:p>
          </table:table-cell>
          <table:table-cell table:style-name="ce4" office:value-type="float" office:value="0.60717" calcext:value-type="float">
            <text:p>0.60717 </text:p>
          </table:table-cell>
          <table:table-cell table:style-name="ce4" office:value-type="float" office:value="0.60169" calcext:value-type="float">
            <text:p>0.60169 </text:p>
          </table:table-cell>
          <table:table-cell table:style-name="ce4" office:value-type="float" office:value="0.6033" calcext:value-type="float">
            <text:p>0.60330 </text:p>
          </table:table-cell>
          <table:table-cell table:style-name="ce4" office:value-type="float" office:value="0.70957" calcext:value-type="float">
            <text:p>0.70957 </text:p>
          </table:table-cell>
          <table:table-cell table:style-name="ce4" office:value-type="float" office:value="0.51412" calcext:value-type="float">
            <text:p>0.51412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bch_8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13395" calcext:value-type="float">
            <text:p>0.61340 </text:p>
          </table:table-cell>
          <table:table-cell table:style-name="ce4" office:value-type="float" office:value="0.61459" calcext:value-type="float">
            <text:p>0.61459 </text:p>
          </table:table-cell>
          <table:table-cell table:style-name="ce4" office:value-type="float" office:value="0.59497" calcext:value-type="float">
            <text:p>0.59497 </text:p>
          </table:table-cell>
          <table:table-cell table:style-name="ce4" office:value-type="float" office:value="0.72554" calcext:value-type="float">
            <text:p>0.72554 </text:p>
          </table:table-cell>
          <table:table-cell table:style-name="ce4" office:value-type="float" office:value="0.51848" calcext:value-type="float">
            <text:p>0.51848 </text:p>
          </table:table-cell>
          <table:table-cell table:style-name="ce4" office:value-type="float" office:value="0.3390625" calcext:value-type="float">
            <text:p>0.33906 </text:p>
          </table:table-cell>
          <table:table-cell table:style-name="ce4" office:value-type="float" office:value="0.36484" calcext:value-type="float">
            <text:p>0.36484 </text:p>
          </table:table-cell>
          <table:table-cell table:style-name="ce4" office:value-type="float" office:value="0.31402" calcext:value-type="float">
            <text:p>0.31402 </text:p>
          </table:table-cell>
          <table:table-cell table:style-name="ce4" office:value-type="float" office:value="0.43348" calcext:value-type="float">
            <text:p>0.43348 </text:p>
          </table:table-cell>
          <table:table-cell table:style-name="ce4" office:value-type="float" office:value="0.24391" calcext:value-type="float">
            <text:p>0.24391 </text:p>
          </table:table-cell>
          <table:table-cell table:style-name="ce4" office:value-type="float" office:value="0.651235" calcext:value-type="float">
            <text:p>0.65124 </text:p>
          </table:table-cell>
          <table:table-cell table:style-name="ce4" office:value-type="float" office:value="0.65633" calcext:value-type="float">
            <text:p>0.65633 </text:p>
          </table:table-cell>
          <table:table-cell table:style-name="ce4" office:value-type="float" office:value="0.61344" calcext:value-type="float">
            <text:p>0.61344 </text:p>
          </table:table-cell>
          <table:table-cell table:style-name="ce4" office:value-type="float" office:value="0.69788" calcext:value-type="float">
            <text:p>0.69788 </text:p>
          </table:table-cell>
          <table:table-cell table:style-name="ce4" office:value-type="float" office:value="0.63729" calcext:value-type="float">
            <text:p>0.63729 </text:p>
          </table:table-cell>
          <table:table-cell table:style-name="ce4" office:value-type="float" office:value="0.5658975" calcext:value-type="float">
            <text:p>0.56590 </text:p>
          </table:table-cell>
          <table:table-cell table:style-name="ce4" office:value-type="float" office:value="0.5708" calcext:value-type="float">
            <text:p>0.57080 </text:p>
          </table:table-cell>
          <table:table-cell table:style-name="ce4" office:value-type="float" office:value="0.56536" calcext:value-type="float">
            <text:p>0.56536 </text:p>
          </table:table-cell>
          <table:table-cell table:style-name="ce4" office:value-type="float" office:value="0.679" calcext:value-type="float">
            <text:p>0.67900 </text:p>
          </table:table-cell>
          <table:table-cell table:style-name="ce4" office:value-type="float" office:value="0.44843" calcext:value-type="float">
            <text:p>0.44843 </text:p>
          </table:table-cell>
          <table:table-cell table:style-name="ce4" office:value-type="float" office:value="0.603435" calcext:value-type="float">
            <text:p>0.60344 </text:p>
          </table:table-cell>
          <table:table-cell table:style-name="ce4" office:value-type="float" office:value="0.61058" calcext:value-type="float">
            <text:p>0.61058 </text:p>
          </table:table-cell>
          <table:table-cell table:style-name="ce4" office:value-type="float" office:value="0.58842" calcext:value-type="float">
            <text:p>0.58842 </text:p>
          </table:table-cell>
          <table:table-cell table:style-name="ce4" office:value-type="float" office:value="0.68831" calcext:value-type="float">
            <text:p>0.68831 </text:p>
          </table:table-cell>
          <table:table-cell table:style-name="ce4" office:value-type="float" office:value="0.52643" calcext:value-type="float">
            <text:p>0.52643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90ep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6130425" calcext:value-type="float">
            <text:p>0.61304 </text:p>
          </table:table-cell>
          <table:table-cell table:style-name="ce4" office:value-type="float" office:value="0.61947" calcext:value-type="float">
            <text:p>0.61947 </text:p>
          </table:table-cell>
          <table:table-cell table:style-name="ce4" office:value-type="float" office:value="0.60225" calcext:value-type="float">
            <text:p>0.60225 </text:p>
          </table:table-cell>
          <table:table-cell table:style-name="ce4" office:value-type="float" office:value="0.74376" calcext:value-type="float">
            <text:p>0.74376 </text:p>
          </table:table-cell>
          <table:table-cell table:style-name="ce4" office:value-type="float" office:value="0.48669" calcext:value-type="float">
            <text:p>0.48669 </text:p>
          </table:table-cell>
          <table:table-cell table:style-name="ce4" office:value-type="float" office:value="0.34138" calcext:value-type="float">
            <text:p>0.34138 </text:p>
          </table:table-cell>
          <table:table-cell table:style-name="ce4" office:value-type="float" office:value="0.36892" calcext:value-type="float">
            <text:p>0.36892 </text:p>
          </table:table-cell>
          <table:table-cell table:style-name="ce4" office:value-type="float" office:value="0.32156" calcext:value-type="float">
            <text:p>0.32156 </text:p>
          </table:table-cell>
          <table:table-cell table:style-name="ce4" office:value-type="float" office:value="0.43701" calcext:value-type="float">
            <text:p>0.43701 </text:p>
          </table:table-cell>
          <table:table-cell table:style-name="ce4" office:value-type="float" office:value="0.23803" calcext:value-type="float">
            <text:p>0.23803 </text:p>
          </table:table-cell>
          <table:table-cell table:style-name="ce4" office:value-type="float" office:value="0.6599825" calcext:value-type="float">
            <text:p>0.65998 </text:p>
          </table:table-cell>
          <table:table-cell table:style-name="ce4" office:value-type="float" office:value="0.65744" calcext:value-type="float">
            <text:p>0.65744 </text:p>
          </table:table-cell>
          <table:table-cell table:style-name="ce4" office:value-type="float" office:value="0.63646" calcext:value-type="float">
            <text:p>0.63646 </text:p>
          </table:table-cell>
          <table:table-cell table:style-name="ce4" office:value-type="float" office:value="0.70836" calcext:value-type="float">
            <text:p>0.70836 </text:p>
          </table:table-cell>
          <table:table-cell table:style-name="ce4" office:value-type="float" office:value="0.63767" calcext:value-type="float">
            <text:p>0.63767 </text:p>
          </table:table-cell>
          <table:table-cell table:style-name="ce4" office:value-type="float" office:value="0.558715" calcext:value-type="float">
            <text:p>0.55872 </text:p>
          </table:table-cell>
          <table:table-cell table:style-name="ce4" office:value-type="float" office:value="0.57015" calcext:value-type="float">
            <text:p>0.57015 </text:p>
          </table:table-cell>
          <table:table-cell table:style-name="ce4" office:value-type="float" office:value="0.55639" calcext:value-type="float">
            <text:p>0.55639 </text:p>
          </table:table-cell>
          <table:table-cell table:style-name="ce4" office:value-type="float" office:value="0.6853" calcext:value-type="float">
            <text:p>0.68530 </text:p>
          </table:table-cell>
          <table:table-cell table:style-name="ce4" office:value-type="float" office:value="0.42302" calcext:value-type="float">
            <text:p>0.42302 </text:p>
          </table:table-cell>
          <table:table-cell table:style-name="ce4" office:value-type="float" office:value="0.6024225" calcext:value-type="float">
            <text:p>0.60242 </text:p>
          </table:table-cell>
          <table:table-cell table:style-name="ce4" office:value-type="float" office:value="0.61069" calcext:value-type="float">
            <text:p>0.61069 </text:p>
          </table:table-cell>
          <table:table-cell table:style-name="ce4" office:value-type="float" office:value="0.59374" calcext:value-type="float">
            <text:p>0.59374 </text:p>
          </table:table-cell>
          <table:table-cell table:style-name="ce4" office:value-type="float" office:value="0.69664" calcext:value-type="float">
            <text:p>0.69664 </text:p>
          </table:table-cell>
          <table:table-cell table:style-name="ce4" office:value-type="float" office:value="0.50862" calcext:value-type="float">
            <text:p>0.50862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80ep_degrees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599395" calcext:value-type="float">
            <text:p>0.59940 </text:p>
          </table:table-cell>
          <table:table-cell table:style-name="ce4" office:value-type="float" office:value="0.6045" calcext:value-type="float">
            <text:p>0.60450 </text:p>
          </table:table-cell>
          <table:table-cell table:style-name="ce4" office:value-type="float" office:value="0.55001" calcext:value-type="float">
            <text:p>0.55001 </text:p>
          </table:table-cell>
          <table:table-cell table:style-name="ce4" office:value-type="float" office:value="0.71333" calcext:value-type="float">
            <text:p>0.71333 </text:p>
          </table:table-cell>
          <table:table-cell table:style-name="ce4" office:value-type="float" office:value="0.52974" calcext:value-type="float">
            <text:p>0.52974 </text:p>
          </table:table-cell>
          <table:table-cell table:style-name="ce4" office:value-type="float" office:value="0.305155" calcext:value-type="float">
            <text:p>0.30516 </text:p>
          </table:table-cell>
          <table:table-cell table:style-name="ce4" office:value-type="float" office:value="0.33515" calcext:value-type="float">
            <text:p>0.33515 </text:p>
          </table:table-cell>
          <table:table-cell table:style-name="ce4" office:value-type="float" office:value="0.25657" calcext:value-type="float">
            <text:p>0.25657 </text:p>
          </table:table-cell>
          <table:table-cell table:style-name="ce4" office:value-type="float" office:value="0.39337" calcext:value-type="float">
            <text:p>0.39337 </text:p>
          </table:table-cell>
          <table:table-cell table:style-name="ce4" office:value-type="float" office:value="0.23553" calcext:value-type="float">
            <text:p>0.23553 </text:p>
          </table:table-cell>
          <table:table-cell table:style-name="ce4" office:value-type="float" office:value="0.65027" calcext:value-type="float">
            <text:p>0.65027 </text:p>
          </table:table-cell>
          <table:table-cell table:style-name="ce4" office:value-type="float" office:value="0.64371" calcext:value-type="float">
            <text:p>0.64371 </text:p>
          </table:table-cell>
          <table:table-cell table:style-name="ce4" office:value-type="float" office:value="0.59287" calcext:value-type="float">
            <text:p>0.59287 </text:p>
          </table:table-cell>
          <table:table-cell table:style-name="ce4" office:value-type="float" office:value="0.7091" calcext:value-type="float">
            <text:p>0.70910 </text:p>
          </table:table-cell>
          <table:table-cell table:style-name="ce4" office:value-type="float" office:value="0.6554" calcext:value-type="float">
            <text:p>0.65540 </text:p>
          </table:table-cell>
          <table:table-cell table:style-name="ce4" office:value-type="float" office:value="0.5435" calcext:value-type="float">
            <text:p>0.54350 </text:p>
          </table:table-cell>
          <table:table-cell table:style-name="ce4" office:value-type="float" office:value="0.55373" calcext:value-type="float">
            <text:p>0.55373 </text:p>
          </table:table-cell>
          <table:table-cell table:style-name="ce4" office:value-type="float" office:value="0.51716" calcext:value-type="float">
            <text:p>0.51716 </text:p>
          </table:table-cell>
          <table:table-cell table:style-name="ce4" office:value-type="float" office:value="0.65169" calcext:value-type="float">
            <text:p>0.65169 </text:p>
          </table:table-cell>
          <table:table-cell table:style-name="ce4" office:value-type="float" office:value="0.45142" calcext:value-type="float">
            <text:p>0.45142 </text:p>
          </table:table-cell>
          <table:table-cell table:style-name="ce4" office:value-type="float" office:value="0.5903925" calcext:value-type="float">
            <text:p>0.59039 </text:p>
          </table:table-cell>
          <table:table-cell table:style-name="ce4" office:value-type="float" office:value="0.59534" calcext:value-type="float">
            <text:p>0.59534 </text:p>
          </table:table-cell>
          <table:table-cell table:style-name="ce4" office:value-type="float" office:value="0.55243" calcext:value-type="float">
            <text:p>0.55243 </text:p>
          </table:table-cell>
          <table:table-cell table:style-name="ce4" office:value-type="float" office:value="0.67918" calcext:value-type="float">
            <text:p>0.67918 </text:p>
          </table:table-cell>
          <table:table-cell table:style-name="ce4" office:value-type="float" office:value="0.53462" calcext:value-type="float">
            <text:p>0.53462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imgsz_400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5816875" calcext:value-type="float">
            <text:p>0.58169 </text:p>
          </table:table-cell>
          <table:table-cell table:style-name="ce4" office:value-type="float" office:value="0.54852" calcext:value-type="float">
            <text:p>0.54852 </text:p>
          </table:table-cell>
          <table:table-cell table:style-name="ce4" office:value-type="float" office:value="0.57777" calcext:value-type="float">
            <text:p>0.57777 </text:p>
          </table:table-cell>
          <table:table-cell table:style-name="ce4" office:value-type="float" office:value="0.72037" calcext:value-type="float">
            <text:p>0.72037 </text:p>
          </table:table-cell>
          <table:table-cell table:style-name="ce4" office:value-type="float" office:value="0.48009" calcext:value-type="float">
            <text:p>0.48009 </text:p>
          </table:table-cell>
          <table:table-cell table:style-name="ce4" office:value-type="float" office:value="0.3155625" calcext:value-type="float">
            <text:p>0.31556 </text:p>
          </table:table-cell>
          <table:table-cell table:style-name="ce4" office:value-type="float" office:value="0.31596" calcext:value-type="float">
            <text:p>0.31596 </text:p>
          </table:table-cell>
          <table:table-cell table:style-name="ce4" office:value-type="float" office:value="0.3023" calcext:value-type="float">
            <text:p>0.30230 </text:p>
          </table:table-cell>
          <table:table-cell table:style-name="ce4" office:value-type="float" office:value="0.42327" calcext:value-type="float">
            <text:p>0.42327 </text:p>
          </table:table-cell>
          <table:table-cell table:style-name="ce4" office:value-type="float" office:value="0.22072" calcext:value-type="float">
            <text:p>0.22072 </text:p>
          </table:table-cell>
          <table:table-cell table:style-name="ce4" office:value-type="float" office:value="0.637245" calcext:value-type="float">
            <text:p>0.63725 </text:p>
          </table:table-cell>
          <table:table-cell table:style-name="ce4" office:value-type="float" office:value="0.62399" calcext:value-type="float">
            <text:p>0.62399 </text:p>
          </table:table-cell>
          <table:table-cell table:style-name="ce4" office:value-type="float" office:value="0.60528" calcext:value-type="float">
            <text:p>0.60528 </text:p>
          </table:table-cell>
          <table:table-cell table:style-name="ce4" office:value-type="float" office:value="0.67801" calcext:value-type="float">
            <text:p>0.67801 </text:p>
          </table:table-cell>
          <table:table-cell table:style-name="ce4" office:value-type="float" office:value="0.6417" calcext:value-type="float">
            <text:p>0.64170 </text:p>
          </table:table-cell>
          <table:table-cell table:style-name="ce4" office:value-type="float" office:value="0.53114" calcext:value-type="float">
            <text:p>0.53114 </text:p>
          </table:table-cell>
          <table:table-cell table:style-name="ce4" office:value-type="float" office:value="0.51086" calcext:value-type="float">
            <text:p>0.51086 </text:p>
          </table:table-cell>
          <table:table-cell table:style-name="ce4" office:value-type="float" office:value="0.55392" calcext:value-type="float">
            <text:p>0.55392 </text:p>
          </table:table-cell>
          <table:table-cell table:style-name="ce4" office:value-type="float" office:value="0.6716" calcext:value-type="float">
            <text:p>0.67160 </text:p>
          </table:table-cell>
          <table:table-cell table:style-name="ce4" office:value-type="float" office:value="0.38818" calcext:value-type="float">
            <text:p>0.38818 </text:p>
          </table:table-cell>
          <table:table-cell table:style-name="ce4" office:value-type="float" office:value="0.574695" calcext:value-type="float">
            <text:p>0.57470 </text:p>
          </table:table-cell>
          <table:table-cell table:style-name="ce4" office:value-type="float" office:value="0.56179" calcext:value-type="float">
            <text:p>0.56179 </text:p>
          </table:table-cell>
          <table:table-cell table:style-name="ce4" office:value-type="float" office:value="0.57847" calcext:value-type="float">
            <text:p>0.57847 </text:p>
          </table:table-cell>
          <table:table-cell table:style-name="ce4" office:value-type="float" office:value="0.67479" calcext:value-type="float">
            <text:p>0.67479 </text:p>
          </table:table-cell>
          <table:table-cell table:style-name="ce4" office:value-type="float" office:value="0.48373" calcext:value-type="float">
            <text:p>0.48373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degrees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5799975" calcext:value-type="float">
            <text:p>0.58000 </text:p>
          </table:table-cell>
          <table:table-cell table:style-name="ce4" office:value-type="float" office:value="0.58502" calcext:value-type="float">
            <text:p>0.58502 </text:p>
          </table:table-cell>
          <table:table-cell table:style-name="ce4" office:value-type="float" office:value="0.53682" calcext:value-type="float">
            <text:p>0.53682 </text:p>
          </table:table-cell>
          <table:table-cell table:style-name="ce4" office:value-type="float" office:value="0.69365" calcext:value-type="float">
            <text:p>0.69365 </text:p>
          </table:table-cell>
          <table:table-cell table:style-name="ce4" office:value-type="float" office:value="0.5045" calcext:value-type="float">
            <text:p>0.50450 </text:p>
          </table:table-cell>
          <table:table-cell table:style-name="ce4" office:value-type="float" office:value="0.2980425" calcext:value-type="float">
            <text:p>0.29804 </text:p>
          </table:table-cell>
          <table:table-cell table:style-name="ce4" office:value-type="float" office:value="0.3235" calcext:value-type="float">
            <text:p>0.32350 </text:p>
          </table:table-cell>
          <table:table-cell table:style-name="ce4" office:value-type="float" office:value="0.25505" calcext:value-type="float">
            <text:p>0.25505 </text:p>
          </table:table-cell>
          <table:table-cell table:style-name="ce4" office:value-type="float" office:value="0.38726" calcext:value-type="float">
            <text:p>0.38726 </text:p>
          </table:table-cell>
          <table:table-cell table:style-name="ce4" office:value-type="float" office:value="0.22636" calcext:value-type="float">
            <text:p>0.22636 </text:p>
          </table:table-cell>
          <table:table-cell table:style-name="ce4" office:value-type="float" office:value="0.6416525" calcext:value-type="float">
            <text:p>0.64165 </text:p>
          </table:table-cell>
          <table:table-cell table:style-name="ce4" office:value-type="float" office:value="0.62978" calcext:value-type="float">
            <text:p>0.62978 </text:p>
          </table:table-cell>
          <table:table-cell table:style-name="ce4" office:value-type="float" office:value="0.60788" calcext:value-type="float">
            <text:p>0.60788 </text:p>
          </table:table-cell>
          <table:table-cell table:style-name="ce4" office:value-type="float" office:value="0.68385" calcext:value-type="float">
            <text:p>0.68385 </text:p>
          </table:table-cell>
          <table:table-cell table:style-name="ce4" office:value-type="float" office:value="0.6451" calcext:value-type="float">
            <text:p>0.64510 </text:p>
          </table:table-cell>
          <table:table-cell table:style-name="ce4" office:value-type="float" office:value="0.52099" calcext:value-type="float">
            <text:p>0.52099 </text:p>
          </table:table-cell>
          <table:table-cell table:style-name="ce4" office:value-type="float" office:value="0.53769" calcext:value-type="float">
            <text:p>0.53769 </text:p>
          </table:table-cell>
          <table:table-cell table:style-name="ce4" office:value-type="float" office:value="0.50082" calcext:value-type="float">
            <text:p>0.50082 </text:p>
          </table:table-cell>
          <table:table-cell table:style-name="ce4" office:value-type="float" office:value="0.61887" calcext:value-type="float">
            <text:p>0.61887 </text:p>
          </table:table-cell>
          <table:table-cell table:style-name="ce4" office:value-type="float" office:value="0.42658" calcext:value-type="float">
            <text:p>0.42658 </text:p>
          </table:table-cell>
          <table:table-cell table:style-name="ce4" office:value-type="float" office:value="0.573145" calcext:value-type="float">
            <text:p>0.57315 </text:p>
          </table:table-cell>
          <table:table-cell table:style-name="ce4" office:value-type="float" office:value="0.5801" calcext:value-type="float">
            <text:p>0.58010 </text:p>
          </table:table-cell>
          <table:table-cell table:style-name="ce4" office:value-type="float" office:value="0.54918" calcext:value-type="float">
            <text:p>0.54918 </text:p>
          </table:table-cell>
          <table:table-cell table:style-name="ce4" office:value-type="float" office:value="0.64974" calcext:value-type="float">
            <text:p>0.64974 </text:p>
          </table:table-cell>
          <table:table-cell table:style-name="ce4" office:value-type="float" office:value="0.51356" calcext:value-type="float">
            <text:p>0.51356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normal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5679375" calcext:value-type="float">
            <text:p>0.56794 </text:p>
          </table:table-cell>
          <table:table-cell table:style-name="ce4" office:value-type="float" office:value="0.56615" calcext:value-type="float">
            <text:p>0.56615 </text:p>
          </table:table-cell>
          <table:table-cell table:style-name="ce4" office:value-type="float" office:value="0.56717" calcext:value-type="float">
            <text:p>0.56717 </text:p>
          </table:table-cell>
          <table:table-cell table:style-name="ce4" office:value-type="float" office:value="0.66516" calcext:value-type="float">
            <text:p>0.66516 </text:p>
          </table:table-cell>
          <table:table-cell table:style-name="ce4" office:value-type="float" office:value="0.47327" calcext:value-type="float">
            <text:p>0.47327 </text:p>
          </table:table-cell>
          <table:table-cell table:style-name="ce4" office:value-type="float" office:value="0.293845" calcext:value-type="float">
            <text:p>0.29385 </text:p>
          </table:table-cell>
          <table:table-cell table:style-name="ce4" office:value-type="float" office:value="0.31725" calcext:value-type="float">
            <text:p>0.31725 </text:p>
          </table:table-cell>
          <table:table-cell table:style-name="ce4" office:value-type="float" office:value="0.27881" calcext:value-type="float">
            <text:p>0.27881 </text:p>
          </table:table-cell>
          <table:table-cell table:style-name="ce4" office:value-type="float" office:value="0.3612" calcext:value-type="float">
            <text:p>0.36120 </text:p>
          </table:table-cell>
          <table:table-cell table:style-name="ce4" office:value-type="float" office:value="0.21812" calcext:value-type="float">
            <text:p>0.21812 </text:p>
          </table:table-cell>
          <table:table-cell table:style-name="ce4" office:value-type="float" office:value="0.640765" calcext:value-type="float">
            <text:p>0.64077 </text:p>
          </table:table-cell>
          <table:table-cell table:style-name="ce4" office:value-type="float" office:value="0.64012" calcext:value-type="float">
            <text:p>0.64012 </text:p>
          </table:table-cell>
          <table:table-cell table:style-name="ce4" office:value-type="float" office:value="0.61384" calcext:value-type="float">
            <text:p>0.61384 </text:p>
          </table:table-cell>
          <table:table-cell table:style-name="ce4" office:value-type="float" office:value="0.68725" calcext:value-type="float">
            <text:p>0.68725 </text:p>
          </table:table-cell>
          <table:table-cell table:style-name="ce4" office:value-type="float" office:value="0.62185" calcext:value-type="float">
            <text:p>0.62185 </text:p>
          </table:table-cell>
          <table:table-cell table:style-name="ce4" office:value-type="float" office:value="0.5231975" calcext:value-type="float">
            <text:p>0.52320 </text:p>
          </table:table-cell>
          <table:table-cell table:style-name="ce4" office:value-type="float" office:value="0.52887" calcext:value-type="float">
            <text:p>0.52887 </text:p>
          </table:table-cell>
          <table:table-cell table:style-name="ce4" office:value-type="float" office:value="0.53231" calcext:value-type="float">
            <text:p>0.53231 </text:p>
          </table:table-cell>
          <table:table-cell table:style-name="ce4" office:value-type="float" office:value="0.63352" calcext:value-type="float">
            <text:p>0.63352 </text:p>
          </table:table-cell>
          <table:table-cell table:style-name="ce4" office:value-type="float" office:value="0.39809" calcext:value-type="float">
            <text:p>0.39809 </text:p>
          </table:table-cell>
          <table:table-cell table:style-name="ce4" office:value-type="float" office:value="0.573525" calcext:value-type="float">
            <text:p>0.57353 </text:p>
          </table:table-cell>
          <table:table-cell table:style-name="ce4" office:value-type="float" office:value="0.5792" calcext:value-type="float">
            <text:p>0.57920 </text:p>
          </table:table-cell>
          <table:table-cell table:style-name="ce4" office:value-type="float" office:value="0.57018" calcext:value-type="float">
            <text:p>0.57018 </text:p>
          </table:table-cell>
          <table:table-cell table:style-name="ce4" office:value-type="float" office:value="0.65929" calcext:value-type="float">
            <text:p>0.65929 </text:p>
          </table:table-cell>
          <table:table-cell table:style-name="ce4" office:value-type="float" office:value="0.48543" calcext:value-type="float">
            <text:p>0.48543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adamX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54054" calcext:value-type="float">
            <text:p>0.54054 </text:p>
          </table:table-cell>
          <table:table-cell table:style-name="ce4" office:value-type="float" office:value="0.55967" calcext:value-type="float">
            <text:p>0.55967 </text:p>
          </table:table-cell>
          <table:table-cell table:style-name="ce4" office:value-type="float" office:value="0.5289" calcext:value-type="float">
            <text:p>0.52890 </text:p>
          </table:table-cell>
          <table:table-cell table:style-name="ce4" office:value-type="float" office:value="0.63802" calcext:value-type="float">
            <text:p>0.63802 </text:p>
          </table:table-cell>
          <table:table-cell table:style-name="ce4" office:value-type="float" office:value="0.43557" calcext:value-type="float">
            <text:p>0.43557 </text:p>
          </table:table-cell>
          <table:table-cell table:style-name="ce4" office:value-type="float" office:value="0.2829775" calcext:value-type="float">
            <text:p>0.28298 </text:p>
          </table:table-cell>
          <table:table-cell table:style-name="ce4" office:value-type="float" office:value="0.31846" calcext:value-type="float">
            <text:p>0.31846 </text:p>
          </table:table-cell>
          <table:table-cell table:style-name="ce4" office:value-type="float" office:value="0.27228" calcext:value-type="float">
            <text:p>0.27228 </text:p>
          </table:table-cell>
          <table:table-cell table:style-name="ce4" office:value-type="float" office:value="0.34955" calcext:value-type="float">
            <text:p>0.34955 </text:p>
          </table:table-cell>
          <table:table-cell table:style-name="ce4" office:value-type="float" office:value="0.19162" calcext:value-type="float">
            <text:p>0.19162 </text:p>
          </table:table-cell>
          <table:table-cell table:style-name="ce4" office:value-type="float" office:value="0.599175" calcext:value-type="float">
            <text:p>0.59918 </text:p>
          </table:table-cell>
          <table:table-cell table:style-name="ce4" office:value-type="float" office:value="0.59689" calcext:value-type="float">
            <text:p>0.59689 </text:p>
          </table:table-cell>
          <table:table-cell table:style-name="ce4" office:value-type="float" office:value="0.57572" calcext:value-type="float">
            <text:p>0.57572 </text:p>
          </table:table-cell>
          <table:table-cell table:style-name="ce4" office:value-type="float" office:value="0.61069" calcext:value-type="float">
            <text:p>0.61069 </text:p>
          </table:table-cell>
          <table:table-cell table:style-name="ce4" office:value-type="float" office:value="0.6134" calcext:value-type="float">
            <text:p>0.61340 </text:p>
          </table:table-cell>
          <table:table-cell table:style-name="ce4" office:value-type="float" office:value="0.5061025" calcext:value-type="float">
            <text:p>0.50610 </text:p>
          </table:table-cell>
          <table:table-cell table:style-name="ce4" office:value-type="float" office:value="0.54627" calcext:value-type="float">
            <text:p>0.54627 </text:p>
          </table:table-cell>
          <table:table-cell table:style-name="ce4" office:value-type="float" office:value="0.49776" calcext:value-type="float">
            <text:p>0.49776 </text:p>
          </table:table-cell>
          <table:table-cell table:style-name="ce4" office:value-type="float" office:value="0.6022" calcext:value-type="float">
            <text:p>0.60220 </text:p>
          </table:table-cell>
          <table:table-cell table:style-name="ce4" office:value-type="float" office:value="0.37818" calcext:value-type="float">
            <text:p>0.37818 </text:p>
          </table:table-cell>
          <table:table-cell table:style-name="ce4" office:value-type="float" office:value="0.54467" calcext:value-type="float">
            <text:p>0.54467 </text:p>
          </table:table-cell>
          <table:table-cell table:style-name="ce4" office:value-type="float" office:value="0.57046" calcext:value-type="float">
            <text:p>0.57046 </text:p>
          </table:table-cell>
          <table:table-cell table:style-name="ce4" office:value-type="float" office:value="0.53391" calcext:value-type="float">
            <text:p>0.53391 </text:p>
          </table:table-cell>
          <table:table-cell table:style-name="ce4" office:value-type="float" office:value="0.60642" calcext:value-type="float">
            <text:p>0.60642 </text:p>
          </table:table-cell>
          <table:table-cell table:style-name="ce4" office:value-type="float" office:value="0.46789" calcext:value-type="float">
            <text:p>0.46789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50ep_imgsz_320</text:p>
          </table:table-cell>
          <table:table-cell table:style-name="ce2" office:value-type="string" calcext:value-type="string">
            <text:p>long_runs</text:p>
          </table:table-cell>
          <table:table-cell table:style-name="ce4" office:value-type="float" office:value="0.50337" calcext:value-type="float">
            <text:p>0.50337 </text:p>
          </table:table-cell>
          <table:table-cell table:style-name="ce4" office:value-type="float" office:value="0.47402" calcext:value-type="float">
            <text:p>0.47402 </text:p>
          </table:table-cell>
          <table:table-cell table:style-name="ce4" office:value-type="float" office:value="0.49828" calcext:value-type="float">
            <text:p>0.49828 </text:p>
          </table:table-cell>
          <table:table-cell table:style-name="ce4" office:value-type="float" office:value="0.65363" calcext:value-type="float">
            <text:p>0.65363 </text:p>
          </table:table-cell>
          <table:table-cell table:style-name="ce4" office:value-type="float" office:value="0.38755" calcext:value-type="float">
            <text:p>0.38755 </text:p>
          </table:table-cell>
          <table:table-cell table:style-name="ce4" office:value-type="float" office:value="0.2627575" calcext:value-type="float">
            <text:p>0.26276 </text:p>
          </table:table-cell>
          <table:table-cell table:style-name="ce4" office:value-type="float" office:value="0.26279" calcext:value-type="float">
            <text:p>0.26279 </text:p>
          </table:table-cell>
          <table:table-cell table:style-name="ce4" office:value-type="float" office:value="0.24899" calcext:value-type="float">
            <text:p>0.24899 </text:p>
          </table:table-cell>
          <table:table-cell table:style-name="ce4" office:value-type="float" office:value="0.37333" calcext:value-type="float">
            <text:p>0.37333 </text:p>
          </table:table-cell>
          <table:table-cell table:style-name="ce4" office:value-type="float" office:value="0.16592" calcext:value-type="float">
            <text:p>0.16592 </text:p>
          </table:table-cell>
          <table:table-cell table:style-name="ce4" office:value-type="float" office:value="0.59588" calcext:value-type="float">
            <text:p>0.59588 </text:p>
          </table:table-cell>
          <table:table-cell table:style-name="ce4" office:value-type="float" office:value="0.58402" calcext:value-type="float">
            <text:p>0.58402 </text:p>
          </table:table-cell>
          <table:table-cell table:style-name="ce4" office:value-type="float" office:value="0.57377" calcext:value-type="float">
            <text:p>0.57377 </text:p>
          </table:table-cell>
          <table:table-cell table:style-name="ce4" office:value-type="float" office:value="0.6314" calcext:value-type="float">
            <text:p>0.63140 </text:p>
          </table:table-cell>
          <table:table-cell table:style-name="ce4" office:value-type="float" office:value="0.59433" calcext:value-type="float">
            <text:p>0.59433 </text:p>
          </table:table-cell>
          <table:table-cell table:style-name="ce4" office:value-type="float" office:value="0.468605" calcext:value-type="float">
            <text:p>0.46861 </text:p>
          </table:table-cell>
          <table:table-cell table:style-name="ce4" office:value-type="float" office:value="0.45472" calcext:value-type="float">
            <text:p>0.45472 </text:p>
          </table:table-cell>
          <table:table-cell table:style-name="ce4" office:value-type="float" office:value="0.48529" calcext:value-type="float">
            <text:p>0.48529 </text:p>
          </table:table-cell>
          <table:table-cell table:style-name="ce4" office:value-type="float" office:value="0.60592" calcext:value-type="float">
            <text:p>0.60592 </text:p>
          </table:table-cell>
          <table:table-cell table:style-name="ce4" office:value-type="float" office:value="0.32849" calcext:value-type="float">
            <text:p>0.32849 </text:p>
          </table:table-cell>
          <table:table-cell table:style-name="ce4" office:value-type="float" office:value="0.51967" calcext:value-type="float">
            <text:p>0.51967 </text:p>
          </table:table-cell>
          <table:table-cell table:style-name="ce4" office:value-type="float" office:value="0.51132" calcext:value-type="float">
            <text:p>0.51132 </text:p>
          </table:table-cell>
          <table:table-cell table:style-name="ce4" office:value-type="float" office:value="0.52584" calcext:value-type="float">
            <text:p>0.52584 </text:p>
          </table:table-cell>
          <table:table-cell table:style-name="ce4" office:value-type="float" office:value="0.6184" calcext:value-type="float">
            <text:p>0.61840 </text:p>
          </table:table-cell>
          <table:table-cell table:style-name="ce4" office:value-type="float" office:value="0.42312" calcext:value-type="float">
            <text:p>0.42312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nadam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408835" calcext:value-type="float">
            <text:p>0.40884 </text:p>
          </table:table-cell>
          <table:table-cell table:style-name="ce4" office:value-type="float" office:value="0.45383" calcext:value-type="float">
            <text:p>0.45383 </text:p>
          </table:table-cell>
          <table:table-cell table:style-name="ce4" office:value-type="float" office:value="0.40888" calcext:value-type="float">
            <text:p>0.40888 </text:p>
          </table:table-cell>
          <table:table-cell table:style-name="ce4" office:value-type="float" office:value="0.50246" calcext:value-type="float">
            <text:p>0.50246 </text:p>
          </table:table-cell>
          <table:table-cell table:style-name="ce4" office:value-type="float" office:value="0.27017" calcext:value-type="float">
            <text:p>0.27017 </text:p>
          </table:table-cell>
          <table:table-cell table:style-name="ce4" office:value-type="float" office:value="0.1990475" calcext:value-type="float">
            <text:p>0.19905 </text:p>
          </table:table-cell>
          <table:table-cell table:style-name="ce4" office:value-type="float" office:value="0.23868" calcext:value-type="float">
            <text:p>0.23868 </text:p>
          </table:table-cell>
          <table:table-cell table:style-name="ce4" office:value-type="float" office:value="0.18544" calcext:value-type="float">
            <text:p>0.18544 </text:p>
          </table:table-cell>
          <table:table-cell table:style-name="ce4" office:value-type="float" office:value="0.25491" calcext:value-type="float">
            <text:p>0.25491 </text:p>
          </table:table-cell>
          <table:table-cell table:style-name="ce4" office:value-type="float" office:value="0.11716" calcext:value-type="float">
            <text:p>0.11716 </text:p>
          </table:table-cell>
          <table:table-cell table:style-name="ce4" office:value-type="float" office:value="0.5128125" calcext:value-type="float">
            <text:p>0.51281 </text:p>
          </table:table-cell>
          <table:table-cell table:style-name="ce4" office:value-type="float" office:value="0.50612" calcext:value-type="float">
            <text:p>0.50612 </text:p>
          </table:table-cell>
          <table:table-cell table:style-name="ce4" office:value-type="float" office:value="0.49898" calcext:value-type="float">
            <text:p>0.49898 </text:p>
          </table:table-cell>
          <table:table-cell table:style-name="ce4" office:value-type="float" office:value="0.53347" calcext:value-type="float">
            <text:p>0.53347 </text:p>
          </table:table-cell>
          <table:table-cell table:style-name="ce4" office:value-type="float" office:value="0.51268" calcext:value-type="float">
            <text:p>0.51268 </text:p>
          </table:table-cell>
          <table:table-cell table:style-name="ce4" office:value-type="float" office:value="0.398325" calcext:value-type="float">
            <text:p>0.39833 </text:p>
          </table:table-cell>
          <table:table-cell table:style-name="ce4" office:value-type="float" office:value="0.4709" calcext:value-type="float">
            <text:p>0.47090 </text:p>
          </table:table-cell>
          <table:table-cell table:style-name="ce4" office:value-type="float" office:value="0.40441" calcext:value-type="float">
            <text:p>0.40441 </text:p>
          </table:table-cell>
          <table:table-cell table:style-name="ce4" office:value-type="float" office:value="0.49676" calcext:value-type="float">
            <text:p>0.49676 </text:p>
          </table:table-cell>
          <table:table-cell table:style-name="ce4" office:value-type="float" office:value="0.22123" calcext:value-type="float">
            <text:p>0.22123 </text:p>
          </table:table-cell>
          <table:table-cell table:style-name="ce4" office:value-type="float" office:value="0.43954" calcext:value-type="float">
            <text:p>0.43954 </text:p>
          </table:table-cell>
          <table:table-cell table:style-name="ce4" office:value-type="float" office:value="0.48787" calcext:value-type="float">
            <text:p>0.48787 </text:p>
          </table:table-cell>
          <table:table-cell table:style-name="ce4" office:value-type="float" office:value="0.44675" calcext:value-type="float">
            <text:p>0.44675 </text:p>
          </table:table-cell>
          <table:table-cell table:style-name="ce4" office:value-type="float" office:value="0.51446" calcext:value-type="float">
            <text:p>0.51446 </text:p>
          </table:table-cell>
          <table:table-cell table:style-name="ce4" office:value-type="float" office:value="0.30908" calcext:value-type="float">
            <text:p>0.30908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radam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4003475" calcext:value-type="float">
            <text:p>0.40035 </text:p>
          </table:table-cell>
          <table:table-cell table:style-name="ce4" office:value-type="float" office:value="0.4432" calcext:value-type="float">
            <text:p>0.44320 </text:p>
          </table:table-cell>
          <table:table-cell table:style-name="ce4" office:value-type="float" office:value="0.41156" calcext:value-type="float">
            <text:p>0.41156 </text:p>
          </table:table-cell>
          <table:table-cell table:style-name="ce4" office:value-type="float" office:value="0.48462" calcext:value-type="float">
            <text:p>0.48462 </text:p>
          </table:table-cell>
          <table:table-cell table:style-name="ce4" office:value-type="float" office:value="0.26201" calcext:value-type="float">
            <text:p>0.26201 </text:p>
          </table:table-cell>
          <table:table-cell table:style-name="ce4" office:value-type="float" office:value="0.1951025" calcext:value-type="float">
            <text:p>0.19510 </text:p>
          </table:table-cell>
          <table:table-cell table:style-name="ce4" office:value-type="float" office:value="0.23584" calcext:value-type="float">
            <text:p>0.23584 </text:p>
          </table:table-cell>
          <table:table-cell table:style-name="ce4" office:value-type="float" office:value="0.18942" calcext:value-type="float">
            <text:p>0.18942 </text:p>
          </table:table-cell>
          <table:table-cell table:style-name="ce4" office:value-type="float" office:value="0.24771" calcext:value-type="float">
            <text:p>0.24771 </text:p>
          </table:table-cell>
          <table:table-cell table:style-name="ce4" office:value-type="float" office:value="0.10744" calcext:value-type="float">
            <text:p>0.10744 </text:p>
          </table:table-cell>
          <table:table-cell table:style-name="ce4" office:value-type="float" office:value="0.5039575" calcext:value-type="float">
            <text:p>0.50396 </text:p>
          </table:table-cell>
          <table:table-cell table:style-name="ce4" office:value-type="float" office:value="0.4908" calcext:value-type="float">
            <text:p>0.49080 </text:p>
          </table:table-cell>
          <table:table-cell table:style-name="ce4" office:value-type="float" office:value="0.48751" calcext:value-type="float">
            <text:p>0.48751 </text:p>
          </table:table-cell>
          <table:table-cell table:style-name="ce4" office:value-type="float" office:value="0.52556" calcext:value-type="float">
            <text:p>0.52556 </text:p>
          </table:table-cell>
          <table:table-cell table:style-name="ce4" office:value-type="float" office:value="0.51196" calcext:value-type="float">
            <text:p>0.51196 </text:p>
          </table:table-cell>
          <table:table-cell table:style-name="ce4" office:value-type="float" office:value="0.39022" calcext:value-type="float">
            <text:p>0.39022 </text:p>
          </table:table-cell>
          <table:table-cell table:style-name="ce4" office:value-type="float" office:value="0.46157" calcext:value-type="float">
            <text:p>0.46157 </text:p>
          </table:table-cell>
          <table:table-cell table:style-name="ce4" office:value-type="float" office:value="0.41748" calcext:value-type="float">
            <text:p>0.41748 </text:p>
          </table:table-cell>
          <table:table-cell table:style-name="ce4" office:value-type="float" office:value="0.48751" calcext:value-type="float">
            <text:p>0.48751 </text:p>
          </table:table-cell>
          <table:table-cell table:style-name="ce4" office:value-type="float" office:value="0.19432" calcext:value-type="float">
            <text:p>0.19432 </text:p>
          </table:table-cell>
          <table:table-cell table:style-name="ce4" office:value-type="float" office:value="0.428265" calcext:value-type="float">
            <text:p>0.42827 </text:p>
          </table:table-cell>
          <table:table-cell table:style-name="ce4" office:value-type="float" office:value="0.47574" calcext:value-type="float">
            <text:p>0.47574 </text:p>
          </table:table-cell>
          <table:table-cell table:style-name="ce4" office:value-type="float" office:value="0.44979" calcext:value-type="float">
            <text:p>0.44979 </text:p>
          </table:table-cell>
          <table:table-cell table:style-name="ce4" office:value-type="float" office:value="0.50582" calcext:value-type="float">
            <text:p>0.50582 </text:p>
          </table:table-cell>
          <table:table-cell table:style-name="ce4" office:value-type="float" office:value="0.28171" calcext:value-type="float">
            <text:p>0.2817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adam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3815675" calcext:value-type="float">
            <text:p>0.38157 </text:p>
          </table:table-cell>
          <table:table-cell table:style-name="ce4" office:value-type="float" office:value="0.43261" calcext:value-type="float">
            <text:p>0.43261 </text:p>
          </table:table-cell>
          <table:table-cell table:style-name="ce4" office:value-type="float" office:value="0.36536" calcext:value-type="float">
            <text:p>0.36536 </text:p>
          </table:table-cell>
          <table:table-cell table:style-name="ce4" office:value-type="float" office:value="0.48561" calcext:value-type="float">
            <text:p>0.48561 </text:p>
          </table:table-cell>
          <table:table-cell table:style-name="ce4" office:value-type="float" office:value="0.24269" calcext:value-type="float">
            <text:p>0.24269 </text:p>
          </table:table-cell>
          <table:table-cell table:style-name="ce4" office:value-type="float" office:value="0.1836275" calcext:value-type="float">
            <text:p>0.18363 </text:p>
          </table:table-cell>
          <table:table-cell table:style-name="ce4" office:value-type="float" office:value="0.22196" calcext:value-type="float">
            <text:p>0.22196 </text:p>
          </table:table-cell>
          <table:table-cell table:style-name="ce4" office:value-type="float" office:value="0.16683" calcext:value-type="float">
            <text:p>0.16683 </text:p>
          </table:table-cell>
          <table:table-cell table:style-name="ce4" office:value-type="float" office:value="0.24683" calcext:value-type="float">
            <text:p>0.24683 </text:p>
          </table:table-cell>
          <table:table-cell table:style-name="ce4" office:value-type="float" office:value="0.09889" calcext:value-type="float">
            <text:p>0.09889 </text:p>
          </table:table-cell>
          <table:table-cell table:style-name="ce4" office:value-type="float" office:value="0.49193" calcext:value-type="float">
            <text:p>0.49193 </text:p>
          </table:table-cell>
          <table:table-cell table:style-name="ce4" office:value-type="float" office:value="0.4875" calcext:value-type="float">
            <text:p>0.48750 </text:p>
          </table:table-cell>
          <table:table-cell table:style-name="ce4" office:value-type="float" office:value="0.46535" calcext:value-type="float">
            <text:p>0.46535 </text:p>
          </table:table-cell>
          <table:table-cell table:style-name="ce4" office:value-type="float" office:value="0.50052" calcext:value-type="float">
            <text:p>0.50052 </text:p>
          </table:table-cell>
          <table:table-cell table:style-name="ce4" office:value-type="float" office:value="0.51435" calcext:value-type="float">
            <text:p>0.51435 </text:p>
          </table:table-cell>
          <table:table-cell table:style-name="ce4" office:value-type="float" office:value="0.381175" calcext:value-type="float">
            <text:p>0.38118 </text:p>
          </table:table-cell>
          <table:table-cell table:style-name="ce4" office:value-type="float" office:value="0.46426" calcext:value-type="float">
            <text:p>0.46426 </text:p>
          </table:table-cell>
          <table:table-cell table:style-name="ce4" office:value-type="float" office:value="0.36765" calcext:value-type="float">
            <text:p>0.36765 </text:p>
          </table:table-cell>
          <table:table-cell table:style-name="ce4" office:value-type="float" office:value="0.49399" calcext:value-type="float">
            <text:p>0.49399 </text:p>
          </table:table-cell>
          <table:table-cell table:style-name="ce4" office:value-type="float" office:value="0.1988" calcext:value-type="float">
            <text:p>0.19880 </text:p>
          </table:table-cell>
          <table:table-cell table:style-name="ce4" office:value-type="float" office:value="0.4175925" calcext:value-type="float">
            <text:p>0.41759 </text:p>
          </table:table-cell>
          <table:table-cell table:style-name="ce4" office:value-type="float" office:value="0.4756" calcext:value-type="float">
            <text:p>0.47560 </text:p>
          </table:table-cell>
          <table:table-cell table:style-name="ce4" office:value-type="float" office:value="0.41077" calcext:value-type="float">
            <text:p>0.41077 </text:p>
          </table:table-cell>
          <table:table-cell table:style-name="ce4" office:value-type="float" office:value="0.49723" calcext:value-type="float">
            <text:p>0.49723 </text:p>
          </table:table-cell>
          <table:table-cell table:style-name="ce4" office:value-type="float" office:value="0.28677" calcext:value-type="float">
            <text:p>0.28677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t_150ep_RMSProp</text:p>
          </table:table-cell>
          <table:table-cell table:style-name="ce2" office:value-type="string" calcext:value-type="string">
            <text:p>optimizers</text:p>
          </table:table-cell>
          <table:table-cell table:style-name="ce4" office:value-type="float" office:value="0.0006225" calcext:value-type="float">
            <text:p>0.00062 </text:p>
          </table:table-cell>
          <table:table-cell table:style-name="ce4" office:value-type="float" office:value="0.00001" calcext:value-type="float">
            <text:p>0.00001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0248" calcext:value-type="float">
            <text:p>0.00248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0014" calcext:value-type="float">
            <text:p>0.00014 </text:p>
          </table:table-cell>
          <table:table-cell table:number-columns-repeated="2" table:style-name="ce4" office:value-type="float" office:value="0" calcext:value-type="float">
            <text:p>0.00000 </text:p>
          </table:table-cell>
          <table:table-cell table:style-name="ce4" office:value-type="float" office:value="0.00056" calcext:value-type="float">
            <text:p>0.00056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0032" calcext:value-type="float">
            <text:p>0.00032 </text:p>
          </table:table-cell>
          <table:table-cell table:style-name="ce4" office:value-type="float" office:value="0.00002" calcext:value-type="float">
            <text:p>0.00002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0126" calcext:value-type="float">
            <text:p>0.00126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943125" calcext:value-type="float">
            <text:p>0.09431 </text:p>
          </table:table-cell>
          <table:table-cell table:style-name="ce4" office:value-type="float" office:value="0.00075" calcext:value-type="float">
            <text:p>0.00075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3765" calcext:value-type="float">
            <text:p>0.37650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006375" calcext:value-type="float">
            <text:p>0.00064 </text:p>
          </table:table-cell>
          <table:table-cell table:style-name="ce4" office:value-type="float" office:value="0.00004" calcext:value-type="float">
            <text:p>0.00004 </text:p>
          </table:table-cell>
          <table:table-cell table:style-name="ce4" office:value-type="float" office:value="0" calcext:value-type="float">
            <text:p>0.00000 </text:p>
          </table:table-cell>
          <table:table-cell table:style-name="ce4" office:value-type="float" office:value="0.00251" calcext:value-type="float">
            <text:p>0.00251 </text:p>
          </table:table-cell>
          <table:table-cell table:style-name="ce4" office:value-type="float" office:value="0" calcext:value-type="float">
            <text:p>0.00000 </text:p>
          </table:table-cell>
          <table:table-cell table:number-columns-repeated="997"/>
        </table:table-row>
        <table:table-row table:style-name="ro1" table:number-rows-repeated="99968">
          <table:table-cell table:number-columns-repeated="2"/>
          <table:table-cell table:style-name="ce4" table:number-columns-repeated="25"/>
          <table:table-cell table:number-columns-repeated="997"/>
        </table:table-row>
        <table:table-row table:style-name="ro1" table:number-rows-repeated="948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trics_table.C2:metrics_table.AA99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rics_table.A1:metrics_table.AA3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5" number:min-decimal-places="5" number:min-integer-digits="1" number:grouping="true"/>
      <number:text> </number:text>
    </number:number-style>
    <number:number-style style:name="N121">
      <number:text>(</number:text>
      <number:number number:decimal-places="5" number:min-decimal-places="5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07T14:20:36.379000000</dc:date>
    <meta:editing-duration>PT3M35S</meta:editing-duration>
    <meta:editing-cycles>1</meta:editing-cycles>
    <meta:document-statistic meta:table-count="1" meta:cell-count="837" meta:object-count="0"/>
    <meta:generator>LibreOffice/7.0.6.2$Windows_X86_64 LibreOffice_project/144abb84a525d8e30c9dbbefa69cbbf2d8d4ae3b</meta:generator>
  </office:meta>
</office:document-meta>
</file>